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69000000B16F6BD090F0A27A7B.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tos" svg:font-family="Aptos" style:font-family-generic="swiss"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Liberation Sans" svg:font-family="'Liberation Sans'" style:font-family-generic="swiss" style:font-pitch="variable"/>
    <style:font-face style:name="Lucida Grande" svg:font-family="'Lucida Grande'" style:font-family-generic="system" style:font-pitch="variable"/>
    <style:font-face style:name="Lucida Sans" svg:font-family="'Lucida Sans'"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t, 'Segoe UI', Helvetica, Arial, sans-serif, 'Apple Color Emoji', 'Segoe UI Emoji'" style:font-family-generic="roman" style:font-pitch="variable"/>
  </office:font-face-decls>
  <office:automatic-styles>
    <style:style style:name="Table3" style:family="table">
      <style:table-properties style:width="7.0625in" fo:margin-left="0in" table:align="left"/>
    </style:style>
    <style:style style:name="Table3.A" style:family="table-column">
      <style:table-column-properties style:column-width="3.4375in"/>
    </style:style>
    <style:style style:name="Table3.B" style:family="table-column">
      <style:table-column-properties style:column-width="3.625in"/>
    </style:style>
    <style:style style:name="Table3.A1" style:family="table-cell">
      <style:table-cell-properties fo:padding-left="0.075in" fo:padding-right="0.075in" fo:padding-top="0in" fo:padding-bottom="0in" fo:border="none" style:writing-mode="lr-tb"/>
    </style:style>
    <style:style style:name="Table5" style:family="table">
      <style:table-properties style:width="3.875in" table:align="left"/>
    </style:style>
    <style:style style:name="Table5.A" style:family="table-column">
      <style:table-column-properties style:column-width="1.6229in"/>
    </style:style>
    <style:style style:name="Table5.B" style:family="table-column">
      <style:table-column-properties style:column-width="2.2521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3.1215in" fo:margin-left="0in" table:align="left"/>
    </style:style>
    <style:style style:name="Table6.A" style:family="table-column">
      <style:table-column-properties style:column-width="0.7465in"/>
    </style:style>
    <style:style style:name="Table6.B" style:family="table-column">
      <style:table-column-properties style:column-width="2.375in"/>
    </style:style>
    <style:style style:name="Table6.1" style:family="table-row">
      <style:table-row-properties style:min-row-height="0.2083in"/>
    </style:style>
    <style:style style:name="Table6.A1" style:family="table-cell">
      <style:table-cell-properties fo:padding-left="0.075in" fo:padding-right="0.075in" fo:padding-top="0in" fo:padding-bottom="0in" fo:border="0.5pt solid #000000" style:writing-mode="lr-tb"/>
    </style:style>
    <style:style style:name="P1" style:family="paragraph" style:parent-style-name="Header">
      <style:paragraph-properties>
        <style:tab-stops>
          <style:tab-stop style:position="0.6756in"/>
          <style:tab-stop style:position="0.898in"/>
        </style:tab-stops>
      </style:paragraph-properties>
    </style:style>
    <style:style style:name="P2" style:family="paragraph" style:parent-style-name="Footer">
      <style:paragraph-properties fo:text-align="center" style:justify-single-word="false">
        <style:tab-stops>
          <style:tab-stop style:position="5.052in"/>
        </style:tab-stops>
      </style:paragraph-properties>
    </style:style>
    <style:style style:name="P3" style:family="paragraph" style:parent-style-name="Header">
      <style:paragraph-properties fo:text-align="center" style:justify-single-word="false"/>
    </style:style>
    <style:style style:name="P4" style:family="paragraph" style:parent-style-name="Normal">
      <style:paragraph-properties fo:text-align="center" style:justify-single-word="false"/>
    </style:style>
    <style:style style:name="P5" style:family="paragraph" style:parent-style-name="Header">
      <style:paragraph-properties fo:margin-left="-0.0799in" fo:margin-right="0in" fo:text-indent="0in" style:auto-text-indent="false">
        <style:tab-stops>
          <style:tab-stop style:position="3.0799in" style:type="center"/>
          <style:tab-stop style:position="6.0799in" style:type="right"/>
        </style:tab-stops>
      </style:paragraph-properties>
    </style:style>
    <style:style style:name="P6" style:family="paragraph" style:parent-style-name="Header">
      <style:paragraph-properties fo:margin-left="0in" fo:margin-right="-0.0799in" fo:text-align="end" style:justify-single-word="false" fo:text-indent="0in" style:auto-text-indent="false"/>
    </style:style>
    <style:style style:name="P7" style:family="paragraph" style:parent-style-name="Title">
      <style:paragraph-properties fo:text-align="center" style:justify-single-word="false"/>
      <style:text-properties fo:font-size="14pt" style:font-size-asian="14pt" style:font-size-complex="14pt"/>
    </style:style>
    <style:style style:name="P8" style:family="paragraph" style:parent-style-name="Normal">
      <style:paragraph-properties fo:line-height="107%"/>
    </style:style>
    <style:style style:name="P9" style:family="paragraph" style:parent-style-name="Normal">
      <style:paragraph-properties fo:line-height="107%"/>
      <style:text-properties officeooo:paragraph-rsid="00168920"/>
    </style:style>
    <style:style style:name="P10" style:family="paragraph" style:parent-style-name="Normal">
      <style:paragraph-properties fo:margin-top="0in" fo:margin-bottom="0.111in" style:contextual-spacing="false"/>
      <style:text-properties style:font-name-asian="Calibri1" style:font-name-complex="Calibri1"/>
    </style:style>
    <style:style style:name="P11" style:family="paragraph" style:parent-style-name="Normal">
      <style:text-properties style:font-name-asian="Calibri1" style:font-name-complex="Calibri1"/>
    </style:style>
    <style:style style:name="P12" style:family="paragraph" style:parent-style-name="Normal">
      <style:paragraph-properties>
        <style:tab-stops>
          <style:tab-stop style:position="4in"/>
          <style:tab-stop style:position="5in"/>
        </style:tab-stops>
      </style:paragraph-properties>
    </style:style>
    <style:style style:name="P13" style:family="paragraph" style:parent-style-name="Normal">
      <style:text-properties fo:font-weight="bold" style:font-weight-asian="bold" style:font-weight-complex="bold"/>
    </style:style>
    <style:style style:name="P14" style:family="paragraph" style:parent-style-name="Normal">
      <style:paragraph-properties fo:line-height="107%" fo:text-align="center" style:justify-single-word="false"/>
      <style:text-properties fo:font-size="11pt" fo:font-weight="bold" style:font-size-asian="11pt" style:font-weight-asian="bold" style:font-size-complex="11pt"/>
    </style:style>
    <style:style style:name="P15" style:family="paragraph" style:parent-style-name="Normal">
      <style:paragraph-properties fo:line-height="107%"/>
      <style:text-properties fo:font-size="11pt" fo:font-weight="bold" style:font-size-asian="11pt" style:font-weight-asian="bold" style:font-size-complex="11pt"/>
    </style:style>
    <style:style style:name="P16" style:family="paragraph" style:parent-style-name="Normal">
      <style:text-properties fo:font-size="11pt" fo:font-weight="bold" style:font-size-asian="11pt" style:font-weight-asian="bold" style:font-size-complex="11pt" style:font-weight-complex="bold"/>
    </style:style>
    <style:style style:name="P17" style:family="paragraph" style:parent-style-name="Normal">
      <loext:graphic-properties draw:fill="solid" draw:fill-color="#ffffff" draw:opacity="100%"/>
      <style:paragraph-properties fo:background-color="#ffffff"/>
    </style:style>
    <style:style style:name="P18" style:family="paragraph" style:parent-style-name="Normal">
      <loext:graphic-properties draw:fill="solid" draw:fill-color="#ffffff" draw:opacity="100%"/>
      <style:paragraph-properties fo:background-color="#ffffff"/>
      <style:text-properties fo:color="#242424" loext:opacity="100%" style:font-name-asian="Aptos" style:font-name-complex="Calibri1"/>
    </style:style>
    <style:style style:name="P19" style:family="paragraph" style:parent-style-name="Normal">
      <style:text-properties fo:color="#000000" loext:opacity="100%" style:font-name-asian="Calibri1" style:font-name-complex="Calibri1"/>
    </style:style>
    <style:style style:name="P20" style:family="paragraph" style:parent-style-name="Normal">
      <style:text-properties fo:color="#000000" loext:opacity="100%" fo:font-weight="bold" style:font-name-asian="Calibri1" style:font-weight-asian="bold" style:font-name-complex="Calibri1" style:font-weight-complex="bold"/>
    </style:style>
    <style:style style:name="P21" style:family="paragraph" style:parent-style-name="Normal">
      <style:text-properties fo:color="#000000" loext:opacity="100%" style:font-name="Tahoma" fo:font-size="11pt" style:font-name-asian="Tahoma" style:font-size-asian="11pt" style:font-name-complex="Tahoma" style:font-size-complex="11pt"/>
    </style:style>
    <style:style style:name="P22" style:family="paragraph" style:parent-style-name="Normal">
      <style:text-properties style:font-name-complex="Calibri1"/>
    </style:style>
    <style:style style:name="P23" style:family="paragraph" style:parent-style-name="Normal">
      <style:text-properties style:font-name="Cambria" fo:font-weight="bold" style:font-weight-asian="bold" style:font-weight-complex="bold"/>
    </style:style>
    <style:style style:name="P24" style:family="paragraph" style:parent-style-name="Normal">
      <style:text-properties style:font-name="Cambria" fo:font-weight="bold" style:font-weight-asian="bold" style:font-name-complex="Calibri1" style:font-weight-complex="bold"/>
    </style:style>
    <style:style style:name="P25" style:family="paragraph" style:parent-style-name="Normal">
      <style:text-properties style:font-name="Cambria" fo:font-weight="bold" style:font-weight-asian="bold" style:font-name-complex="Calibri1"/>
    </style:style>
    <style:style style:name="P26" style:family="paragraph" style:parent-style-name="Normal">
      <style:text-properties style:font-name="Cambria" style:font-name-asian="Times New Roman" style:font-name-complex="Cambria"/>
    </style:style>
    <style:style style:name="P27" style:family="paragraph" style:parent-style-name="Normal">
      <style:text-properties style:font-name="Cambria" style:font-name-asian="Times New Roman"/>
    </style:style>
    <style:style style:name="P28" style:family="paragraph" style:parent-style-name="Normal">
      <style:text-properties fo:color="#467886" loext:opacity="100%" style:font-name="Calibri1" style:font-name-asian="MS Gothic" style:font-name-complex="Times New Roman"/>
    </style:style>
    <style:style style:name="P29" style:family="paragraph" style:parent-style-name="Normal">
      <style:text-properties fo:color="#232d4b" loext:opacity="100%" fo:font-size="14pt" style:font-name-asian="MS Gothic" style:font-size-asian="14pt" style:font-name-complex="Times New Roman" style:font-size-complex="16pt"/>
    </style:style>
    <style:style style:name="P30" style:family="paragraph" style:parent-style-name="Normal">
      <style:text-properties style:font-name-asian="Times New Roman" style:font-name-complex="Calibri1"/>
    </style:style>
    <style:style style:name="P31" style:family="paragraph" style:parent-style-name="Normal_20__28_Web_29_">
      <style:paragraph-properties fo:margin-top="0in" fo:margin-bottom="0.1043in" style:contextual-spacing="false"/>
    </style:style>
    <style:style style:name="P32" style:family="paragraph" style:parent-style-name="Normal_20__28_Web_29_">
      <style:paragraph-properties fo:margin-top="0in" fo:margin-bottom="0.1043in" style:contextual-spacing="false"/>
      <style:text-properties fo:font-size="12pt" style:font-size-asian="12pt" style:font-size-complex="12pt"/>
    </style:style>
    <style:style style:name="P33" style:family="paragraph" style:parent-style-name="Normal">
      <style:text-properties style:font-name="Calibri1" fo:font-size="12pt" style:font-size-asian="12pt" style:font-size-complex="12pt"/>
    </style:style>
    <style:style style:name="P34" style:family="paragraph" style:parent-style-name="Normal">
      <style:text-properties officeooo:paragraph-rsid="001853c5"/>
    </style:style>
    <style:style style:name="P35" style:family="paragraph" style:parent-style-name="Normal">
      <style:text-properties officeooo:rsid="001853c5" officeooo:paragraph-rsid="001853c5"/>
    </style:style>
    <style:style style:name="P36" style:family="paragraph" style:parent-style-name="Standard">
      <style:paragraph-properties fo:margin-left="0in" fo:margin-right="0in" style:line-height-at-least="0.1665in" fo:orphans="2" fo:widows="2" fo:text-indent="0in" style:auto-text-indent="false"/>
      <style:text-properties fo:font-variant="normal" fo:text-transform="none" fo:color="#000000" loext:opacity="100%" style:font-name="Calibri1" fo:font-size="12pt" fo:letter-spacing="normal" fo:font-style="normal" fo:font-weight="bold" officeooo:rsid="00151965" officeooo:paragraph-rsid="00151965" fo:background-color="#ffff00" style:font-size-asian="12pt" style:font-size-complex="12pt"/>
    </style:style>
    <style:style style:name="P37" style:family="paragraph" style:parent-style-name="Standard">
      <style:paragraph-properties fo:margin-left="0in" fo:margin-right="0in" style:line-height-at-least="0.1665in" fo:orphans="2" fo:widows="2" fo:text-indent="0in" style:auto-text-indent="false"/>
      <style:text-properties fo:font-variant="normal" fo:text-transform="none" fo:color="#000000" loext:opacity="100%" style:font-name="Calibri1" fo:font-size="12pt" fo:letter-spacing="normal" fo:font-style="normal" fo:font-weight="bold" style:font-size-asian="12pt" style:font-size-complex="12pt"/>
    </style:style>
    <style:style style:name="P38" style:family="paragraph" style:parent-style-name="Standard">
      <style:paragraph-properties fo:margin-left="0in" fo:margin-right="0in" fo:margin-top="0in" fo:margin-bottom="0.1965in" style:contextual-spacing="false" style:line-height-at-least="0.1665in" fo:orphans="2" fo:widows="2" fo:text-indent="0in" style:auto-text-indent="false"/>
      <style:text-properties fo:font-variant="normal" fo:text-transform="none" fo:color="#222222" loext:opacity="100%" style:font-name="Calibri1" fo:font-size="12pt" fo:letter-spacing="normal" fo:font-style="normal" fo:font-weight="normal" style:font-size-asian="12pt" style:font-size-complex="12pt"/>
    </style:style>
    <style:style style:name="P39" style:family="paragraph" style:parent-style-name="Standard">
      <style:paragraph-properties fo:margin-left="0in" fo:margin-right="0in" style:line-height-at-least="0.1665in" fo:orphans="2" fo:widows="2" fo:text-indent="0in" style:auto-text-indent="false"/>
      <style:text-properties fo:font-variant="normal" fo:text-transform="none" fo:color="#222222" loext:opacity="100%" style:font-name="Calibri1" fo:font-size="12pt" fo:letter-spacing="normal" fo:font-style="normal" fo:font-weight="normal" style:font-size-asian="12pt" style:font-size-complex="12pt"/>
    </style:style>
    <style:style style:name="P40" style:family="paragraph" style:parent-style-name="LO-normal">
      <style:paragraph-properties fo:line-height="100%" fo:orphans="0" fo:widows="0"/>
      <style:text-properties style:font-name="Calibri" officeooo:paragraph-rsid="0028ba0b" style:font-name-asian="Calibri2" style:font-name-complex="Calibri2"/>
    </style:style>
    <style:style style:name="P41" style:family="paragraph" style:parent-style-name="Normal">
      <style:text-properties officeooo:rsid="001c158e" officeooo:paragraph-rsid="001c158e"/>
    </style:style>
    <style:style style:name="P42" style:family="paragraph" style:parent-style-name="Normal">
      <style:text-properties fo:font-style="normal" officeooo:rsid="0023037b" officeooo:paragraph-rsid="0023037b" style:font-style-asian="normal" style:font-style-complex="normal"/>
    </style:style>
    <style:style style:name="P43" style:family="paragraph" style:parent-style-name="Title" style:master-page-name="MPF0">
      <style:paragraph-properties fo:text-align="center" style:justify-single-word="false" style:page-number="auto" fo:break-before="page"/>
      <style:text-properties fo:font-size="14pt" fo:font-weight="bold" style:font-size-asian="14pt" style:font-weight-asian="bold" style:font-size-complex="14pt" style:font-weight-complex="bold"/>
    </style:style>
    <style:style style:name="P44" style:family="paragraph" style:parent-style-name="LO-normal">
      <style:paragraph-properties fo:line-height="100%" fo:orphans="0" fo:widows="0"/>
      <style:text-properties style:font-name="Calibri1" fo:font-size="12pt" officeooo:paragraph-rsid="001853c5" style:font-size-asian="12pt" style:font-size-complex="12pt"/>
    </style:style>
    <style:style style:name="P45" style:family="paragraph" style:parent-style-name="Heading_20_1">
      <style:paragraph-properties>
        <style:tab-stops>
          <style:tab-stop style:position="4in"/>
          <style:tab-stop style:position="5in"/>
        </style:tab-stops>
      </style:paragraph-properties>
    </style:style>
    <style:style style:name="P46" style:family="paragraph" style:parent-style-name="Heading_20_1">
      <style:paragraph-properties fo:break-before="page"/>
    </style:style>
    <style:style style:name="P47" style:family="paragraph" style:parent-style-name="Heading_20_1">
      <style:text-properties fo:background-color="#ffff00"/>
    </style:style>
    <style:style style:name="P48" style:family="paragraph" style:parent-style-name="Heading_20_2">
      <style:paragraph-properties fo:margin-top="0.028in" fo:margin-bottom="0in" style:contextual-spacing="false" fo:text-align="center" style:justify-single-word="false" fo:keep-together="always" fo:hyphenation-ladder-count="no-limit" fo:keep-with-next="always"/>
      <style:text-properties fo:color="#333333" loext:opacity="100%" style:font-name="Cambria" fo:font-weight="normal" style:font-name-asian="MS Gothic" style:font-weight-asian="normal" style:font-name-complex="Cambria" style:font-weight-complex="normal" fo:hyphenate="false" loext:hyphenation-no-caps="false"/>
    </style:style>
    <style:style style:name="P49" style:family="paragraph" style:parent-style-name="Heading_20_2">
      <style:paragraph-properties fo:text-align="center" style:justify-single-word="false"/>
      <style:text-properties fo:font-weight="normal" officeooo:rsid="001853c5" officeooo:paragraph-rsid="001853c5" style:font-weight-asian="normal" style:font-weight-complex="bold"/>
    </style:style>
    <style:style style:name="P50" style:family="paragraph" style:parent-style-name="Heading_20_2">
      <style:paragraph-properties fo:line-height="107%"/>
    </style:style>
    <style:style style:name="P51" style:family="paragraph" style:parent-style-name="Heading_20_2">
      <style:text-properties officeooo:rsid="004da3eb" officeooo:paragraph-rsid="004da3eb"/>
    </style:style>
    <style:style style:name="P52" style:family="paragraph" style:parent-style-name="Heading_20_3">
      <style:paragraph-properties fo:margin-top="0.1252in" fo:margin-bottom="0.1252in" style:contextual-spacing="false"/>
    </style:style>
    <style:style style:name="P53" style:family="paragraph" style:parent-style-name="Heading_20_3">
      <style:paragraph-properties fo:line-height="107%"/>
    </style:style>
    <style:style style:name="P54" style:family="paragraph" style:parent-style-name="Heading_20_3">
      <style:paragraph-properties fo:margin-top="0.1252in" fo:margin-bottom="0.1252in" style:contextual-spacing="false"/>
      <style:text-properties officeooo:rsid="007a10ad" officeooo:paragraph-rsid="007a10ad" fo:background-color="#ffff00"/>
    </style:style>
    <style:style style:name="P55" style:family="paragraph" style:parent-style-name="List_20_Paragraph" style:list-style-name="L2"/>
    <style:style style:name="P56" style:family="paragraph" style:parent-style-name="List_20_Paragraph" style:list-style-name="L3">
      <style:text-properties fo:color="#000000" loext:opacity="100%" style:font-name-asian="Calibri1" style:font-name-complex="Calibri1"/>
    </style:style>
    <style:style style:name="P57" style:family="paragraph" style:parent-style-name="List_20_Paragraph" style:list-style-name="L4">
      <style:text-properties fo:color="#000000" loext:opacity="100%" style:font-name-asian="Calibri1" style:font-name-complex="Calibri1"/>
    </style:style>
    <style:style style:name="P58" style:family="paragraph" style:parent-style-name="List_20_Paragraph" style:list-style-name="L5">
      <style:text-properties fo:color="#000000" loext:opacity="100%" style:font-name-asian="Calibri1" style:font-name-complex="Calibri1"/>
    </style:style>
    <style:style style:name="P59" style:family="paragraph" style:parent-style-name="List_20_Paragraph" style:list-style-name="L6">
      <style:text-properties fo:color="#000000" loext:opacity="100%" style:font-name-asian="Calibri1" style:font-name-complex="Calibri1"/>
    </style:style>
    <style:style style:name="P60" style:family="paragraph" style:parent-style-name="List_20_Paragraph" style:list-style-name="L7">
      <style:text-properties fo:color="#000000" loext:opacity="100%" style:font-name-asian="Calibri1" style:font-name-complex="Calibri1"/>
    </style:style>
    <style:style style:name="P61" style:family="paragraph" style:parent-style-name="List_20_Paragraph" style:list-style-name="L8">
      <style:text-properties fo:color="#000000" loext:opacity="100%" style:font-name-asian="Calibri1" style:font-name-complex="Calibri1"/>
    </style:style>
    <style:style style:name="P62" style:family="paragraph" style:parent-style-name="List_20_Paragraph" style:list-style-name="L9">
      <style:text-properties fo:color="#000000" loext:opacity="100%" style:font-name-asian="Calibri1" style:font-name-complex="Calibri1"/>
    </style:style>
    <style:style style:name="P63" style:family="paragraph" style:parent-style-name="List_20_Paragraph" style:list-style-name="L10">
      <style:text-properties fo:color="#000000" loext:opacity="100%" style:font-name-asian="Calibri1" style:font-name-complex="Calibri1"/>
    </style:style>
    <style:style style:name="P64" style:family="paragraph" style:parent-style-name="List_20_Paragraph" style:list-style-name="L11">
      <style:text-properties fo:color="#000000" loext:opacity="100%" style:font-name-asian="Calibri1" style:font-name-complex="Calibri1"/>
    </style:style>
    <style:style style:name="P65" style:family="paragraph" style:parent-style-name="List_20_Paragraph" style:list-style-name="L12"/>
    <style:style style:name="P66" style:family="paragraph" style:parent-style-name="List_20_Paragraph" style:list-style-name="L13"/>
    <style:style style:name="P67" style:family="paragraph" style:parent-style-name="List_20_Paragraph" style:list-style-name="L14"/>
    <style:style style:name="P68" style:family="paragraph" style:parent-style-name="List_20_Paragraph" style:list-style-name="L15"/>
    <style:style style:name="P69" style:family="paragraph" style:parent-style-name="List_20_Paragraph" style:list-style-name="L16"/>
    <style:style style:name="P70" style:family="paragraph" style:parent-style-name="List_20_Paragraph" style:list-style-name="L16">
      <style:paragraph-properties fo:line-height="107%"/>
      <style:text-properties style:font-name-complex="Calibri1"/>
    </style:style>
    <style:style style:name="P71" style:family="paragraph" style:parent-style-name="Normal" style:list-style-name="L1">
      <style:text-properties officeooo:paragraph-rsid="00151965"/>
    </style:style>
    <style:style style:name="P72" style:family="paragraph" style:parent-style-name="Normal" style:list-style-name="L1">
      <style:text-properties officeooo:paragraph-rsid="004219a8"/>
    </style:style>
    <style:style style:name="P73" style:family="paragraph" style:parent-style-name="Normal" style:list-style-name="L1">
      <style:text-properties officeooo:paragraph-rsid="0042f307"/>
    </style:style>
    <style:style style:name="P74" style:family="paragraph" style:parent-style-name="Normal" style:list-style-name="L17">
      <style:text-properties style:font-name-asian="Times New Roman" style:font-name-complex="Calibri1"/>
    </style:style>
    <style:style style:name="P75" style:family="paragraph" style:parent-style-name="Normal">
      <style:text-properties officeooo:paragraph-rsid="002d1727"/>
    </style:style>
    <style:style style:name="P76" style:family="paragraph" style:parent-style-name="Normal">
      <style:text-properties officeooo:paragraph-rsid="0033bd73"/>
    </style:style>
    <style:style style:name="P77" style:family="paragraph" style:parent-style-name="Normal">
      <style:text-properties officeooo:paragraph-rsid="0039c84c"/>
    </style:style>
    <style:style style:name="P78" style:family="paragraph" style:parent-style-name="Normal" style:list-style-name="L1">
      <style:text-properties officeooo:rsid="0040374b" officeooo:paragraph-rsid="0040374b"/>
    </style:style>
    <style:style style:name="P79" style:family="paragraph" style:parent-style-name="Normal" style:list-style-name="L1">
      <style:text-properties officeooo:rsid="0040374b" officeooo:paragraph-rsid="004219a8"/>
    </style:style>
    <style:style style:name="P80" style:family="paragraph" style:parent-style-name="Normal">
      <style:text-properties officeooo:rsid="004c9c61" officeooo:paragraph-rsid="004c9c61"/>
    </style:style>
    <style:style style:name="P81" style:family="paragraph" style:parent-style-name="Normal">
      <style:text-properties officeooo:paragraph-rsid="004c9c61"/>
    </style:style>
    <style:style style:name="P82" style:family="paragraph" style:parent-style-name="Normal">
      <style:paragraph-properties>
        <style:tab-stops>
          <style:tab-stop style:position="4in"/>
          <style:tab-stop style:position="5in"/>
        </style:tab-stops>
      </style:paragraph-properties>
      <style:text-properties officeooo:paragraph-rsid="004f09f1"/>
    </style:style>
    <style:style style:name="P83" style:family="paragraph" style:parent-style-name="Normal">
      <style:text-properties fo:font-weight="bold" officeooo:paragraph-rsid="005499b7" style:font-weight-asian="bold" style:font-weight-complex="bold"/>
    </style:style>
    <style:style style:name="P84" style:family="paragraph" style:parent-style-name="Normal">
      <style:text-properties officeooo:paragraph-rsid="005499b7"/>
    </style:style>
    <style:style style:name="P85" style:family="paragraph" style:parent-style-name="Normal">
      <style:text-properties officeooo:paragraph-rsid="00572adb"/>
    </style:style>
    <style:style style:name="P86" style:family="paragraph" style:parent-style-name="Normal">
      <style:text-properties fo:font-size="12pt" style:font-size-asian="12pt" style:font-size-complex="12pt"/>
    </style:style>
    <style:style style:name="P87" style:family="paragraph" style:parent-style-name="Normal">
      <style:text-properties officeooo:paragraph-rsid="005d981c"/>
    </style:style>
    <style:style style:name="P88" style:family="paragraph" style:parent-style-name="Normal">
      <style:text-properties officeooo:paragraph-rsid="005e653a"/>
    </style:style>
    <style:style style:name="P89" style:family="paragraph" style:parent-style-name="Normal">
      <style:text-properties officeooo:rsid="005fef07" officeooo:paragraph-rsid="00615761"/>
    </style:style>
    <style:style style:name="P90" style:family="paragraph" style:parent-style-name="Normal">
      <style:text-properties officeooo:rsid="005fef07" officeooo:paragraph-rsid="00635660"/>
    </style:style>
    <style:style style:name="P91" style:family="paragraph" style:parent-style-name="Normal">
      <style:text-properties officeooo:paragraph-rsid="00615761"/>
    </style:style>
    <style:style style:name="P92" style:family="paragraph" style:parent-style-name="Normal">
      <style:paragraph-properties fo:margin-top="0in" fo:margin-bottom="0.111in" style:contextual-spacing="false"/>
      <style:text-properties officeooo:paragraph-rsid="006cf1e1" style:font-name-asian="Calibri1" style:font-name-complex="Calibri1"/>
    </style:style>
    <style:style style:name="T1" style:family="text">
      <style:text-properties style:font-name="Aptos"/>
    </style:style>
    <style:style style:name="T2" style:family="text">
      <style:text-properties fo:font-size="9pt" style:font-size-asian="9pt" style:font-size-complex="9pt"/>
    </style:style>
    <style:style style:name="T3" style:family="text">
      <style:text-properties fo:font-size="9pt" officeooo:rsid="001ff2e5" style:font-size-asian="9pt" style:font-size-complex="9pt"/>
    </style:style>
    <style:style style:name="T4" style:family="text">
      <style:text-properties fo:font-size="9pt" officeooo:rsid="007bc086" style:font-size-asian="9pt" style:font-size-complex="9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style="italic" style:font-size-asian="11pt" style:font-style-asian="italic" style:font-size-complex="11pt" style:font-style-complex="italic"/>
    </style:style>
    <style:style style:name="T8" style:family="text">
      <style:text-properties fo:font-size="10pt" style:font-size-asian="10pt" style:font-size-complex="10pt"/>
    </style:style>
    <style:style style:name="T9" style:family="text">
      <style:text-properties fo:font-size="10pt" officeooo:rsid="001ff2e5" style:font-size-asian="10pt"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5574fd" style:font-weight-asian="bold" style:font-weight-complex="bold"/>
    </style:style>
    <style:style style:name="T13" style:family="text">
      <style:text-properties fo:font-weight="bold" style:font-name-asian="Times New Roman" style:font-weight-asian="bold" style:font-name-complex="Calibri1" style:font-weight-complex="bold"/>
    </style:style>
    <style:style style:name="T14" style:family="text">
      <style:text-properties fo:font-weight="bold" style:font-name-asian="Calibri2" style:font-weight-asian="bold" style:font-name-complex="Calibri2" style:font-weight-complex="bold"/>
    </style:style>
    <style:style style:name="T15" style:family="text">
      <style:text-properties fo:color="#232d4b" loext:opacity="100%" style:font-name="Cambria" fo:font-size="14pt" style:font-name-asian="MS Gothic" style:font-size-asian="14pt" style:font-name-complex="Times New Roman" style:font-size-complex="14pt"/>
    </style:style>
    <style:style style:name="T16" style:family="text">
      <style:text-properties style:font-name-asian="Calibri1" style:font-name-complex="Calibri1"/>
    </style:style>
    <style:style style:name="T17" style:family="text">
      <style:text-properties officeooo:rsid="00738712" style:font-name-asian="Calibri1" style:font-name-complex="Calibri1"/>
    </style:style>
    <style:style style:name="T18" style:family="text">
      <style:text-properties fo:background-color="#ffff00" loext:char-shading-value="0"/>
    </style:style>
    <style:style style:name="T19" style:family="text">
      <style:text-properties fo:background-color="#ffff00" loext:char-shading-value="0"/>
    </style:style>
    <style:style style:name="T20" style:family="text">
      <style:text-properties fo:font-style="italic" style:font-style-asian="italic" style:font-style-complex="italic"/>
    </style:style>
    <style:style style:name="T21" style:family="text">
      <style:text-properties fo:color="#242424" loext:opacity="100%" style:font-name-asian="Aptos" style:font-name-complex="Calibri1"/>
    </style:style>
    <style:style style:name="T22" style:family="text">
      <style:text-properties fo:color="#242424" loext:opacity="100%" fo:font-weight="bold" style:font-name-asian="Aptos" style:font-weight-asian="bold" style:font-name-complex="Calibri1" style:font-weight-complex="bold"/>
    </style:style>
    <style:style style:name="T23" style:family="text">
      <style:text-properties fo:color="#242424" loext:opacity="100%" style:font-name="Calibri1" style:font-name-asian="MS Gothic" style:font-name-complex="Times New Roman"/>
    </style:style>
    <style:style style:name="T24" style:family="text">
      <style:text-properties fo:color="#467886" loext:opacity="100%" style:font-name-asian="Aptos" style:font-name-complex="Calibri1"/>
    </style:style>
    <style:style style:name="T25" style:family="text">
      <style:text-properties fo:color="#000000" loext:opacity="100%" fo:font-weight="bold" style:font-name-asian="Calibri1" style:font-weight-asian="bold" style:font-name-complex="Calibri1" style:font-weight-complex="bold"/>
    </style:style>
    <style:style style:name="T26" style:family="text">
      <style:text-properties fo:color="#000000" loext:opacity="100%" style:font-name-asian="Calibri1" style:font-name-complex="Calibri1"/>
    </style:style>
    <style:style style:name="T27" style:family="text">
      <style:text-properties fo:color="#000000" loext:opacity="100%" style:font-name="Calibri1" style:font-name-asian="MS Gothic" style:font-name-complex="Times New Roman"/>
    </style:style>
    <style:style style:name="T28" style:family="text">
      <style:text-properties style:font-name-complex="Calibri1"/>
    </style:style>
    <style:style style:name="T29" style:family="text">
      <style:text-properties style:font-name-asian="Aptos" style:font-name-complex="Calibri1"/>
    </style:style>
    <style:style style:name="T30" style:family="text">
      <style:text-properties style:font-name="Calibri1" style:font-name-asian="MS Gothic" style:font-name-complex="Times New Roman"/>
    </style:style>
    <style:style style:name="T31" style:family="text">
      <style:text-properties style:font-name="Cambria" style:font-name-asian="Times New Roman"/>
    </style:style>
    <style:style style:name="T32" style:family="text">
      <style:text-properties style:font-name="Cambria" fo:font-weight="bold" style:font-name-asian="Times New Roman" style:font-weight-asian="bold" style:font-weight-complex="bold"/>
    </style:style>
    <style:style style:name="T33" style:family="text">
      <style:text-properties style:font-name-asian="Times New Roman" style:font-name-complex="Calibri1"/>
    </style:style>
    <style:style style:name="T34" style:family="text">
      <style:text-properties fo:color="#0000ff" loext:opacity="100%" style:text-underline-style="solid" style:text-underline-width="auto" style:text-underline-color="font-color" style:text-underline-mode="continuous" style:text-overline-mode="continuous" style:text-line-through-mode="continuous" style:font-name-complex="Calibri1"/>
    </style:style>
    <style:style style:name="T35" style:family="text">
      <style:text-properties fo:font-size="12pt" style:font-size-asian="12pt" style:font-size-complex="12pt"/>
    </style:style>
    <style:style style:name="T36" style:family="text">
      <style:text-properties officeooo:rsid="0010f27c"/>
    </style:style>
    <style:style style:name="T37" style:family="text">
      <style:text-properties officeooo:rsid="0012da24"/>
    </style:style>
    <style:style style:name="T38" style:family="text">
      <style:text-properties officeooo:rsid="00132340"/>
    </style:style>
    <style:style style:name="T39" style:family="text">
      <style:text-properties officeooo:rsid="00139df3"/>
    </style:style>
    <style:style style:name="T40" style:family="text">
      <style:text-properties fo:color="#666666" loext:opacity="100%" loext:padding="0in" loext:border="none"/>
    </style:style>
    <style:style style:name="T41" style:family="text">
      <style:text-properties officeooo:rsid="00168920"/>
    </style:style>
    <style:style style:name="T42" style:family="text">
      <style:text-properties officeooo:rsid="0019e8b4"/>
    </style:style>
    <style:style style:name="T43" style:family="text">
      <style:text-properties officeooo:rsid="001d57d4"/>
    </style:style>
    <style:style style:name="T44" style:family="text">
      <style:text-properties officeooo:rsid="001f11e8"/>
    </style:style>
    <style:style style:name="T45" style:family="text">
      <style:text-properties officeooo:rsid="001ff2e5"/>
    </style:style>
    <style:style style:name="T46" style:family="text">
      <style:text-properties fo:font-weight="normal" style:font-weight-asian="normal" style:font-weight-complex="normal"/>
    </style:style>
    <style:style style:name="T47" style:family="text">
      <style:text-properties fo:font-weight="normal" officeooo:rsid="002a3443" style:font-weight-asian="normal" style:font-weight-complex="normal"/>
    </style:style>
    <style:style style:name="T48" style:family="text">
      <style:text-properties style:font-name-asian="Calibri2" style:font-name-complex="Calibri2"/>
    </style:style>
    <style:style style:name="T49" style:family="text">
      <style:text-properties officeooo:rsid="002d1727"/>
    </style:style>
    <style:style style:name="T50" style:family="text">
      <style:text-properties officeooo:rsid="002d3f0d"/>
    </style:style>
    <style:style style:name="T51" style:family="text">
      <style:text-properties officeooo:rsid="002eeb3c"/>
    </style:style>
    <style:style style:name="T52" style:family="text">
      <style:text-properties officeooo:rsid="0030839b"/>
    </style:style>
    <style:style style:name="T53" style:family="text">
      <style:text-properties officeooo:rsid="0031ee26"/>
    </style:style>
    <style:style style:name="T54" style:family="text">
      <style:text-properties officeooo:rsid="00328425"/>
    </style:style>
    <style:style style:name="T55" style:family="text">
      <style:text-properties officeooo:rsid="0033bd73"/>
    </style:style>
    <style:style style:name="T56" style:family="text">
      <style:text-properties officeooo:rsid="00342fc3"/>
    </style:style>
    <style:style style:name="T57" style:family="text">
      <style:text-properties officeooo:rsid="00366e04"/>
    </style:style>
    <style:style style:name="T58" style:family="text">
      <style:text-properties officeooo:rsid="0037e8e1"/>
    </style:style>
    <style:style style:name="T59" style:family="text">
      <style:text-properties officeooo:rsid="0039c84c"/>
    </style:style>
    <style:style style:name="T60" style:family="text">
      <style:text-properties officeooo:rsid="003c0ece"/>
    </style:style>
    <style:style style:name="T61" style:family="text">
      <style:text-properties officeooo:rsid="003d8cb8"/>
    </style:style>
    <style:style style:name="T62" style:family="text">
      <style:text-properties officeooo:rsid="0040374b"/>
    </style:style>
    <style:style style:name="T63" style:family="text">
      <style:text-properties officeooo:rsid="004219a8"/>
    </style:style>
    <style:style style:name="T64" style:family="text">
      <style:text-properties officeooo:rsid="0042f307"/>
    </style:style>
    <style:style style:name="T65" style:family="text">
      <style:text-properties officeooo:rsid="0043dbe1"/>
    </style:style>
    <style:style style:name="T66" style:family="text">
      <style:text-properties officeooo:rsid="0045db02"/>
    </style:style>
    <style:style style:name="T67" style:family="text">
      <style:text-properties officeooo:rsid="004623c1"/>
    </style:style>
    <style:style style:name="T68" style:family="text">
      <style:text-properties officeooo:rsid="00475de4"/>
    </style:style>
    <style:style style:name="T69" style:family="text">
      <style:text-properties officeooo:rsid="004c9c61"/>
    </style:style>
    <style:style style:name="T70" style:family="text">
      <style:text-properties officeooo:rsid="004f09f1"/>
    </style:style>
    <style:style style:name="T71" style:family="text">
      <style:text-properties officeooo:rsid="004f1806"/>
    </style:style>
    <style:style style:name="T72" style:family="text">
      <style:text-properties officeooo:rsid="004fcb7d"/>
    </style:style>
    <style:style style:name="T73" style:family="text">
      <style:text-properties officeooo:rsid="004fe308"/>
    </style:style>
    <style:style style:name="T74" style:family="text">
      <style:text-properties officeooo:rsid="00513511"/>
    </style:style>
    <style:style style:name="T75" style:family="text">
      <style:text-properties officeooo:rsid="00531335"/>
    </style:style>
    <style:style style:name="T76" style:family="text">
      <style:text-properties officeooo:rsid="005574fd"/>
    </style:style>
    <style:style style:name="T77" style:family="text">
      <style:text-properties officeooo:rsid="00572adb"/>
    </style:style>
    <style:style style:name="T78" style:family="text">
      <style:text-properties officeooo:rsid="0057f6bd"/>
    </style:style>
    <style:style style:name="T79" style:family="text">
      <style:text-properties officeooo:rsid="0058dd30"/>
    </style:style>
    <style:style style:name="T80" style:family="text">
      <style:text-properties officeooo:rsid="005bb252"/>
    </style:style>
    <style:style style:name="T81" style:family="text">
      <style:text-properties officeooo:rsid="005d981c"/>
    </style:style>
    <style:style style:name="T82" style:family="text">
      <style:text-properties officeooo:rsid="005e653a"/>
    </style:style>
    <style:style style:name="T83" style:family="text">
      <style:text-properties officeooo:rsid="005f01fb"/>
    </style:style>
    <style:style style:name="T84" style:family="text">
      <style:text-properties officeooo:rsid="00615761"/>
    </style:style>
    <style:style style:name="T85" style:family="text">
      <style:text-properties officeooo:rsid="0062689e"/>
    </style:style>
    <style:style style:name="T86" style:family="text">
      <style:text-properties officeooo:rsid="00635660"/>
    </style:style>
    <style:style style:name="T87" style:family="text">
      <style:text-properties officeooo:rsid="0069e92b"/>
    </style:style>
    <style:style style:name="T88" style:family="text">
      <style:text-properties officeooo:rsid="006cf1e1"/>
    </style:style>
    <style:style style:name="T89" style:family="text">
      <style:text-properties officeooo:rsid="006d724c"/>
    </style:style>
    <style:style style:name="T90" style:family="text">
      <style:text-properties officeooo:rsid="006f09bd"/>
    </style:style>
    <style:style style:name="T91" style:family="text">
      <style:text-properties officeooo:rsid="007090c9"/>
    </style:style>
    <style:style style:name="T92" style:family="text">
      <style:text-properties officeooo:rsid="0071504e"/>
    </style:style>
    <style:style style:name="T93" style:family="text">
      <style:text-properties officeooo:rsid="0074b500"/>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3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6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7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Course <text:span text:style-name="T18">#</text:span>: <text:span text:style-name="T36">Applied Reinforcement Learning</text:span></text:p>
      <text:p text:style-name="P7">Syllabus: <text:span text:style-name="T36">Fall</text:span> 2025</text:p>
      <text:h text:style-name="Heading_20_1" text:outline-level="1"/>
      <text:h text:style-name="Heading_20_1" text:outline-level="1">Course Information</text:h>
      <text:p text:style-name="P8"><text:span text:style-name="Default_20_Paragraph_20_Font"><text:span text:style-name="T11">Course Start Date–End Date:</text:span></text:span> <text:span text:style-name="T39">August</text:span> <text:span text:style-name="T39">26</text:span>–<text:span text:style-name="T39">December</text:span> <text:span text:style-name="T39">9</text:span>, 2025</text:p>
      <text:p text:style-name="P8"><text:span text:style-name="Default_20_Paragraph_20_Font"><text:span text:style-name="T11">Credit Hours:</text:span></text:span> <text:span text:style-name="T37">3</text:span></text:p>
      <text:p text:style-name="P9"><text:span text:style-name="Default_20_Paragraph_20_Font"><text:span text:style-name="T11">Prerequisites:</text:span></text:span> <text:span text:style-name="T41">At least one course in the following: </text:span><text:line-break/> <text:s text:c="3"/>• <text:s/>Python coding</text:p>
      <text:p text:style-name="P9"><text:s text:c="4"/>• <text:s/>Machine Learning</text:p>
      <text:p text:style-name="P9"><text:s text:c="4"/>• <text:s/>Probability<text:line-break/></text:p>
      <text:p text:style-name="P8"><text:span text:style-name="Default_20_Paragraph_20_Font"><text:span text:style-name="T11">Catalog Description:</text:span></text:span> [Formal description from the <text:a xlink:type="simple" xlink:href="https://records.ureg.virginia.edu/content.php?catoid=62&amp;navoid=5409" office:target-frame-name="_top" xlink:show="replace" text:style-name="Internet_20_link" text:visited-style-name="Visited_20_Internet_20_Link"><text:span text:style-name="Hyperlink">University Registrar</text:span></text:a>]</text:p>
      <text:p text:style-name="P8"><text:span text:style-name="Default_20_Paragraph_20_Font"><text:span text:style-name="T11">Live Online Meeting Times:</text:span></text:span> <text:span text:style-name="T18">Mondays, 6:00 – 7:00 pm EST</text:span><text:line-break/></text:p>
      <text:h text:style-name="Heading_20_1" text:outline-level="1">Instructor Information</text:h>
      <table:table table:name="Table3" table:style-name="Table3">
        <table:table-column table:style-name="Table3.A"/>
        <table:table-column table:style-name="Table3.B"/>
        <table:table-row table:style-name="TableLine2547692631584">
          <table:table-cell table:style-name="Table3.A1" office:value-type="string">
            <text:p text:style-name="P41">Adam Tashman<text:line-break/>Director of Data Science Capstone Program<text:line-break/>Associate Professor</text:p>
            <text:p text:style-name="Normal"><text:span text:style-name="Default_20_Paragraph_20_Font"><text:span text:style-name="T11">Email:</text:span></text:span> <text:span text:style-name="T38">apt4c</text:span>@virginia.edu</text:p>
            <text:p text:style-name="Normal"><text:span text:style-name="Default_20_Paragraph_20_Font"><text:span text:style-name="T11">Office Hours:</text:span></text:span> <text:span text:style-name="T18">[by Zoom XXX day/time]</text:span></text:p>
            <text:p text:style-name="Normal"><text:span text:style-name="Default_20_Paragraph_20_Font"><text:span text:style-name="T11">Office Location:</text:span></text:span> remote</text:p>
            <text:p text:style-name="Normal"><text:span text:style-name="Default_20_Paragraph_20_Font"><text:span text:style-name="T11">Teams/Slack: </text:span></text:span>Channel</text:p>
          </table:table-cell>
          <table:table-cell table:style-name="Table3.A1" office:value-type="string">
            <text:p text:style-name="Normal">Instructional Support [Name]</text:p>
            <text:p text:style-name="Normal"><text:span text:style-name="Default_20_Paragraph_20_Font"><text:span text:style-name="T11">Email:</text:span></text:span> email@virginia.edu</text:p>
            <text:p text:style-name="Normal"><text:span text:style-name="Default_20_Paragraph_20_Font"><text:span text:style-name="T11">Phone: </text:span></text:span>if applicable</text:p>
            <text:p text:style-name="Normal"><text:span text:style-name="Default_20_Paragraph_20_Font"><text:span text:style-name="T11">Office Hours:</text:span></text:span> [by Zoom day/time]</text:p>
            <text:p text:style-name="Normal"><text:span text:style-name="Default_20_Paragraph_20_Font"><text:span text:style-name="T11">Office Location: </text:span></text:span>Room/remote</text:p>
            <text:p text:style-name="Normal"><text:span text:style-name="Default_20_Paragraph_20_Font"><text:span text:style-name="T11">Teams/Slack:</text:span></text:span> Channel<text:line-break/></text:p>
          </table:table-cell>
        </table:table-row>
      </table:table>
      <text:h text:style-name="Heading_20_1" text:outline-level="1">Inclusive Learning Environment</text:h>
      <text:p text:style-name="Normal">[Customize for your course, see <text:a xlink:type="simple" xlink:href="https://myuva-my.sharepoint.com/:w:/g/personal/hxa7zd_virginia_edu/ERtRWUVsQYVHoxPCW87-WZwBnQjmKmtG_eh8igP-BLXEGA?e=REKMu0" office:target-frame-name="_top" xlink:show="replace" text:style-name="Internet_20_link" text:visited-style-name="Visited_20_Internet_20_Link"><text:span text:style-name="Hyperlink">examples</text:span></text:a>.]<text:line-break/><text:line-break/><text:span text:style-name="Default_20_Paragraph_20_Font"><text:span text:style-name="T15">Course Overview</text:span></text:span></text:p>
      <text:p text:style-name="P75">Reinforcement Learning <text:span text:style-name="T51">(RL)</text:span> is a dynamic, active area in machine learning. It is fundamentally different from supervised and unsupervised learning, as it allows <text:span text:style-name="T50">the</text:span> agent <text:span text:style-name="T49">(a person, robot, self-driving car, etc.)</text:span> to learn by interacting with its environment. This allows for learning when the ground truth is unavailable, which is often the case. Even when <text:span text:style-name="T56">the </text:span>ground truth is available, it often becomes outdated in a dynamic environment (think predicting Netflix usage before and during a pandemic). </text:p>
      <text:p text:style-name="P75"/>
      <text:p text:style-name="P76"><text:span text:style-name="T55">You will develop an understanding of fundamental topics </text:span>including the elements of RL, <text:span text:style-name="T57">the explore-exploit tradeoff, </text:span>k-armed bandits, Markov Decision Processes, value functions, Policy Gradients, Q-Learning, and deep Q-Learning. The focus will be on <text:span text:style-name="T55">critical thinking and </text:span>computation.</text:p>
      <text:p text:style-name="P75"/>
      <text:p text:style-name="P77"><text:span text:style-name="T54">You</text:span><text:span text:style-name="T51"> will </text:span><text:span text:style-name="T58">hone your</text:span><text:span text:style-name="T51"> ability to </text:span><text:span text:style-name="T59">identify</text:span><text:span text:style-name="T51"> </text:span><text:span text:style-name="T59">when RL may be a suitable method to solve a problem, </text:span><text:span text:style-name="T51">frame </text:span><text:span text:style-name="T52">the </text:span><text:span text:style-name="T59">proble</text:span><text:span text:style-name="T52">m appropriately, </text:span><text:span text:style-name="T51">and </text:span><text:span text:style-name="T55">execute</text:span><text:span text:style-name="T52"> the right algorithm to </text:span><text:span text:style-name="T51">solve </text:span><text:span text:style-name="T59">it</text:span><text:span text:style-name="T51">. </text:span><text:span text:style-name="T53">The content will </text:span><text:soft-page-break/><text:span text:style-name="T53">strengthen and integrate </text:span><text:span text:style-name="T60">your</text:span><text:span text:style-name="T53"> knowledge </text:span><text:span text:style-name="T61">and skills in </text:span><text:span text:style-name="T53">probability, </text:span><text:span text:style-name="T60">statistics, </text:span><text:span text:style-name="T53">machine learning, and coding. </text:span><text:span text:style-name="T54">Throughout the course, you will apply new knowledge to solve a problem in a team setting.</text:span><text:span text:style-name="T51"> </text:span></text:p>
      <text:p text:style-name="P75"/>
      <text:h text:style-name="Heading_20_1" text:outline-level="1">Learning Outcomes</text:h>
      <text:p text:style-name="Normal">By the end of the semester, you will be able to:</text:p>
      <text:list xml:id="list116389727" text:style-name="L1">
        <text:list-item>
          <text:p text:style-name="P78">Frame a real-world problem as a reinforcement learning problem and optimize <text:span text:style-name="T66">its</text:span> policy</text:p>
        </text:list-item>
        <text:list-item>
          <text:p text:style-name="P79">Explain and implement methods that trade off exploration for exploitation</text:p>
        </text:list-item>
        <text:list-item>
          <text:p text:style-name="P72"><text:span text:style-name="T62">Apply and contrast different methods for estimating value functions: dynamic programming, Monte Carlo simulation, temporal difference methods</text:span></text:p>
        </text:list-item>
        <text:list-item>
          <text:p text:style-name="P71">Compare the value-based approach to the Policy Gradient approach, <text:span text:style-name="T63">explaining when each is appropriate / not appropriate</text:span></text:p>
        </text:list-item>
        <text:list-item>
          <text:p text:style-name="P71"><text:span text:style-name="T67">Implement</text:span> deep reinforcement learning techniques</text:p>
        </text:list-item>
        <text:list-item>
          <text:p text:style-name="P73"><text:span text:style-name="T64">Critically examine the safety of reinforcement learning approaches, </text:span><text:span text:style-name="T65">and explain how to improve their safety</text:span></text:p>
        </text:list-item>
      </text:list>
      <text:p text:style-name="Normal"><text:s text:c="3"/></text:p>
      <text:h text:style-name="P47" text:outline-level="1">Semester Schedule</text:h>
      <text:p text:style-name="Normal">[Customize for your course: Direct students to the Calendar tool and the dates on Canvas Assignments/Quizzes, optionally provide a schedule, using a table, plain text and headers.]</text:p>
      <text:p text:style-name="Normal"/>
      <text:p text:style-name="P36">[adjust given class time]</text:p>
      <text:p text:style-name="P37">Fall Reading Days</text:p>
      <text:p text:style-name="P38">October 11, 2025 - October 14, 2025<text:line-break/><text:span text:style-name="T40">No Classes</text:span></text:p>
      <text:p text:style-name="P33"/>
      <text:p text:style-name="P37">Election Day</text:p>
      <text:p text:style-name="P38">November 4, 2025<text:line-break/><text:span text:style-name="T40">No Classes</text:span></text:p>
      <text:p text:style-name="P33"/>
      <text:p text:style-name="P37">Thanksgiving recess</text:p>
      <text:p text:style-name="P39">November 26, 2025 - November 30, 2025</text:p>
      <text:p text:style-name="Normal"><text:line-break/></text:p>
      <text:p text:style-name="Normal">Refer to the Canvas calendar tool for specifics dates and deadlines. All changes to due dates will be reflected in Canvas. <text:span text:style-name="Default_20_Paragraph_20_Font"><text:span text:style-name="T11">Tip:</text:span></text:span> Subscribe to this course’s calendar feed using <text:a xlink:type="simple" xlink:href="https://community.canvaslms.com/t5/Canvas-Basics-Guide/How-do-I-subscribe-to-the-Calendar-feed-using-Google-Calendar/ta-p/617614#:~:text=button%20%5B2%5D.-,Add%20Calendar%20by%20File,the%20Import%20button%20%5B2%5D." office:target-frame-name="_top" xlink:show="replace" text:style-name="Internet_20_link" text:visited-style-name="Visited_20_Internet_20_Link"><text:span text:style-name="Hyperlink">Google</text:span></text:a> or <text:a xlink:type="simple" xlink:href="https://community.canvaslms.com/t5/Canvas-Basics-Guide/How-do-I-subscribe-to-the-Calendar-feed-using-Outlook-com/ta-p/617601" office:target-frame-name="_top" xlink:show="replace" text:style-name="Internet_20_link" text:visited-style-name="Visited_20_Internet_20_Link"><text:span text:style-name="Hyperlink">Outlook</text:span></text:a> calendars. <text:line-break/></text:p>
      <text:p text:style-name="Normal"><text:span text:style-name="Heading_20_1_20_Char"/></text:p>
      <text:p text:style-name="Normal"><text:span text:style-name="Heading_20_1_20_Char"/></text:p>
      <text:p text:style-name="Normal"><text:span text:style-name="Heading_20_1_20_Char"/></text:p>
      <text:p text:style-name="Normal"><text:span text:style-name="Heading_20_1_20_Char"/></text:p>
      <text:p text:style-name="Normal"><text:soft-page-break/><text:span text:style-name="Heading_20_1_20_Char">What to Expect in This Fully Online Course</text:span></text:p>
      <text:p text:style-name="Normal"><text:span text:style-name="Default_20_Paragraph_20_Font"><text:span text:style-name="T6"/></text:span></text:p>
      <text:p text:style-name="P10">This course is delivered in 12 learning modules through Canvas. Each course module consists of a live <text:span text:style-name="T43">session</text:span>.</text:p>
      <text:p text:style-name="P10">Meetings (video and teleconference) for live <text:span text:style-name="T44">sessions</text:span> will be held on Zoom. <text:span text:style-name="T87">We request that you</text:span> <text:span text:style-name="T68">have </text:span><text:span text:style-name="T87">your</text:span><text:span text:style-name="T68"> camera turned on </text:span><text:span text:style-name="T87">and </text:span>actively participate in the discussions by asking questions and contributing.</text:p>
      <text:p text:style-name="P92"><text:span text:style-name="T88">The instructor will share what is necessary to prepare for </text:span>each week’s live activity. <text:span text:style-name="T88">This may include reading passages or thinking about prompts</text:span>.</text:p>
      <text:p text:style-name="P10">The synchronous session will be used for a combination of walkthroughs, <text:span text:style-name="T45">discussion of readings</text:span>, and/or a Q&amp;A period.</text:p>
      <text:p text:style-name="P10"/>
      <text:h text:style-name="Heading_20_1" text:outline-level="1" text:is-list-header="true">Required Software</text:h>
      <text:h text:style-name="P51" text:outline-level="2">Coding / Environment</text:h>
      <text:p text:style-name="P80">All coding will be done in Python. It may be easiest to use Google <text:a xlink:type="simple" xlink:href="https://colab.research.google.com/" text:style-name="Internet_20_link" text:visited-style-name="Visited_20_Internet_20_Link">Colab</text:a>. For some activities, you might prefer an IDE of your choice (e.g., Spyder).</text:p>
      <text:p text:style-name="P81"><text:span text:style-name="T69"><text:s/></text:span></text:p>
      <text:h text:style-name="Heading_20_1" text:outline-level="1"><text:line-break/>Learning Resources</text:h>
      <text:p text:style-name="P12"><text:span text:style-name="Heading_20_2_20_Char">Required Textbook</text:span></text:p>
      <text:p text:style-name="P82"><text:line-break/><text:span text:style-name="T71">1. </text:span>Reinforcement Learning 2nd edition. RS Sutton &amp; AG Barto.<text:line-break/><text:span text:style-name="T71">P</text:span><text:span text:style-name="T70">rovides </text:span><text:span text:style-name="T71">thorough detail for building</text:span><text:span text:style-name="T70"> conceptual understanding of the topics.</text:span><text:line-break/><text:line-break/><text:span text:style-name="T71">2. </text:span>Mastering Reinforcement Learning with Python. E Bilgin.</text:p>
      <text:p text:style-name="P82"><text:span text:style-name="T72">Following the Sutton and Barto framework </text:span><text:span text:style-name="T73">but</text:span><text:span text:style-name="T72"> the focus is v</text:span><text:span text:style-name="T70">ery applied. </text:span><text:span text:style-name="T72">R</text:span><text:span text:style-name="T70">ich with code examples.<text:line-break/></text:span><text:span text:style-name="T72">F</text:span><text:span text:style-name="T70">reely available </text:span><text:a xlink:type="simple" xlink:href="https://learning.oreilly.com/library/view/mastering-reinforcement-learning/9781838644147/?ar=" text:style-name="Internet_20_link" text:visited-style-name="Visited_20_Internet_20_Link"><text:span text:style-name="T70">online</text:span></text:a><text:span text:style-name="T70"> at the UVA Library.<text:line-break/></text:span></text:p>
      <text:h text:style-name="P45" text:outline-level="1">Grading</text:h>
      <text:p text:style-name="Normal"/>
      <text:h text:style-name="Heading_20_2" text:outline-level="2">Grade Breakdown <text:line-break/></text:h>
      <table:table table:name="Table5" table:style-name="Table5">
        <table:table-column table:style-name="Table5.A"/>
        <table:table-column table:style-name="Table5.B"/>
        <table:table-row table:style-name="TableLine2547692630144">
          <table:table-cell table:style-name="Table5.A1" office:value-type="string">
            <text:p text:style-name="P4">Assignment</text:p>
          </table:table-cell>
          <table:table-cell table:style-name="Table5.A1" office:value-type="string">
            <text:p text:style-name="P4">Percentage of Overall Grade</text:p>
          </table:table-cell>
        </table:table-row>
        <table:table-row table:style-name="TableLine2547884882960">
          <table:table-cell table:style-name="Table5.A1" office:value-type="string">
            <text:p text:style-name="P42">Labs</text:p>
          </table:table-cell>
          <table:table-cell table:style-name="Table5.A1" office:value-type="string">
            <text:h text:style-name="P48" text:outline-level="2"><text:span text:style-name="T75">25</text:span>%</text:h>
          </table:table-cell>
        </table:table-row>
        <table:table-row table:style-name="TableLine2547884885264">
          <table:table-cell table:style-name="Table5.A1" office:value-type="string">
            <text:p text:style-name="P35">Journaling</text:p>
          </table:table-cell>
          <table:table-cell table:style-name="Table5.A1" office:value-type="string">
            <text:h text:style-name="P49" text:outline-level="2">15%</text:h>
          </table:table-cell>
        </table:table-row>
        <table:table-row table:style-name="TableLine2547884883248">
          <table:table-cell table:style-name="Table5.A1" office:value-type="string">
            <text:p text:style-name="Normal">Quizzes</text:p>
          </table:table-cell>
          <table:table-cell table:style-name="Table5.A1" office:value-type="string">
            <text:h text:style-name="P49" text:outline-level="2"><text:span text:style-name="T42">20</text:span>%</text:h>
          </table:table-cell>
        </table:table-row>
        <table:table-row table:style-name="TableLine2547884882672">
          <table:table-cell table:style-name="Table5.A1" office:value-type="string">
            <text:p text:style-name="P35">Attendance</text:p>
          </table:table-cell>
          <table:table-cell table:style-name="Table5.A1" office:value-type="string">
            <text:h text:style-name="P49" text:outline-level="2"><text:span text:style-name="T75">10</text:span>%</text:h>
          </table:table-cell>
        </table:table-row>
        <table:table-row table:style-name="TableLine2547884883824">
          <table:table-cell table:style-name="Table5.A1" office:value-type="string">
            <text:p text:style-name="Normal"><text:span text:style-name="T74">Team</text:span> Project</text:p>
          </table:table-cell>
          <table:table-cell table:style-name="Table5.A1" office:value-type="string">
            <text:h text:style-name="P49" text:outline-level="2">30%</text:h>
          </table:table-cell>
        </table:table-row>
      </table:table>
      <text:h text:style-name="Heading_20_2" text:outline-level="2"><text:soft-page-break/></text:h>
      <text:h text:style-name="Heading_20_2" text:outline-level="2" text:is-list-header="true"/>
      <text:h text:style-name="Heading_20_2" text:outline-level="2">Grading Policies</text:h>
      <text:h text:style-name="Heading_20_3" text:outline-level="3"/>
      <text:p text:style-name="P84">Labs</text:p>
      <text:p text:style-name="P84"/>
      <text:p text:style-name="P84">Labs will include exercises in algorithms, simulation, and machine learning. The outline of the exercise will be sketched out by the instructor to some degree. <text:span text:style-name="T76">You</text:span> will fill in the code to run experiments and answer questions. <text:span text:style-name="T12">You</text:span><text:span text:style-name="T11"> may collaborate with </text:span><text:span text:style-name="T12">your </text:span><text:span text:style-name="T11">classmates but </text:span><text:span text:style-name="T12">your</text:span><text:span text:style-name="T11"> code must </text:span><text:span text:style-name="T12">your own</text:span><text:span text:style-name="T11">.</text:span></text:p>
      <text:p text:style-name="P83"/>
      <text:p text:style-name="P85">Journaling</text:p>
      <text:p text:style-name="P85"/>
      <text:p text:style-name="P85">The purpose of journaling is to track <text:span text:style-name="T77">your</text:span> learning and growth throughout this course. <text:span text:style-name="T77">It’s a </text:span><text:span text:style-name="T78">useful tool</text:span><text:span text:style-name="T77"> for the instructor to understand your journey and learn of possible adjustments to the course. </text:span><text:span text:style-name="T79">You will submit your</text:span> journal over the course of the term, appending new entries. </text:p>
      <text:p text:style-name="Normal"/>
      <text:p text:style-name="P35">Quizzes</text:p>
      <text:p text:style-name="P34"/>
      <text:p text:style-name="P44"><text:span text:style-name="T48">All quizzes are multiple choice, with full points awarded for a correct answer, and no points awarded for an incorrect answer. Partial credit is given where appropriate. </text:span><text:span text:style-name="T14">Quizzes are closed book.</text:span></text:p>
      <text:p text:style-name="P86"/>
      <text:p text:style-name="Normal">Attendance<text:line-break/><text:line-break/><text:span text:style-name="T80">The </text:span><text:span text:style-name="T93">weekly</text:span><text:span text:style-name="T80"> live sessions are a great opportunity to join the community, learn together, and share. At</text:span>tendance is required. If <text:span text:style-name="T80">you</text:span> cannot attend a class, <text:span text:style-name="T80">kindly notify the instructor, ideally at least 24 hours in advance.</text:span><text:line-break/></text:p>
      <text:p text:style-name="Normal"><text:span text:style-name="T81">Team</text:span> Project</text:p>
      <text:p text:style-name="Normal"/>
      <text:p text:style-name="P87"><text:span text:style-name="T83">Y</text:span><text:span text:style-name="T81">ou </text:span><text:span text:style-name="T83">will </text:span><text:span text:style-name="T81">work </text:span><text:span text:style-name="T83">in</text:span><text:span text:style-name="T81"> a team of 2-4 students to</text:span> solve a problem using reinforcement learnin<text:span text:style-name="T90">g</text:span>. The project will consist of <text:span text:style-name="T82">four</text:span> components: </text:p>
      <text:p text:style-name="Normal"/>
      <text:p text:style-name="P88">1. <text:span text:style-name="T82">Project Proposal (5% of overall grade)</text:span></text:p>
      <text:p text:style-name="P88"><text:span text:style-name="T82">2. </text:span>Code <text:span text:style-name="T82">(5% of overall grade)</text:span> </text:p>
      <text:p text:style-name="P88"><text:span text:style-name="T82">3</text:span>. Presentation <text:span text:style-name="T82">(10% of overall grade)</text:span> <text:s/></text:p>
      <text:p text:style-name="P88"><text:span text:style-name="T82">4</text:span>. Paper <text:span text:style-name="T82">(10% of overall grade)</text:span></text:p>
      <text:p text:style-name="Normal"/>
      <text:p text:style-name="P90"><text:span text:style-name="T91">Past s</text:span>tudents have worked on projects they found interesting and valuable, including: <text:line-break/>- <text:span text:style-name="T86">An </text:span><text:span text:style-name="T92">algorithm</text:span><text:span text:style-name="T86"> to optimize batched inference on a server </text:span></text:p>
      <text:p text:style-name="P90">- <text:span text:style-name="T86">A model to control and monitor glucose for a diabetic patient</text:span></text:p>
      <text:p text:style-name="P90">- A model for completing a March Madness Bracket, with near human-level performance</text:p>
      <text:p text:style-name="P89"><text:soft-page-break/>- <text:span text:style-name="T84">A movie recommender system</text:span></text:p>
      <text:p text:style-name="P89">- <text:span text:style-name="T84">A model for playing Super Mario Bros and complet</text:span><text:span text:style-name="T85">ing</text:span><text:span text:style-name="T84"> entire levels</text:span></text:p>
      <text:p text:style-name="P91"/>
      <text:p text:style-name="Normal"/>
      <text:p text:style-name="Normal"><text:span text:style-name="Strong_20_Emphasis"><text:span text:style-name="T47">Late Work Policy and </text:span></text:span><text:span text:style-name="Strong_20_Emphasis"><text:span text:style-name="T46">Electronic Submission of Assignments </text:span></text:span></text:p>
      <text:p text:style-name="P40"/>
      <text:p text:style-name="Normal">All assignments must be submitted electronically through Canvas by the specified due dates and times. It is crucial to complete all assigned work—failure to do so will likely result in failing the class. For late assignments, 10% of the total grade will be deducted per day, where the day means 11:59 p.m. Eastern time cutoff. After five days late, it will be marked as 0 points.</text:p>
      <text:p text:style-name="P11"/>
      <text:h text:style-name="Heading_20_4" text:outline-level="4">Extenuating Circumstances</text:h>
      <text:p text:style-name="Normal"><text:span text:style-name="Default_20_Paragraph_20_Font"><text:span text:style-name="T16">If you need help, are falling behind and struggling to catch up, or if extenuating circumstances arise, the sooner you reach out for help, the more options there are to help and support you. </text:span></text:span><text:span text:style-name="Default_20_Paragraph_20_Font"><text:span text:style-name="T17">The sooner your reach out to the instructor to make a plan, the better. Alternatively or in addition, you may choose to</text:span></text:span><text:span text:style-name="Default_20_Paragraph_20_Font"><text:span text:style-name="T16"> contact Kristy Simpkins, kms8k@virginia.edu, Assistant Director, Online Student Success and Engagement, if you are experiencing extenuating circumstances.</text:span></text:span></text:p>
      <text:p text:style-name="P11"/>
      <text:p text:style-name="Normal"><text:span text:style-name="Heading_20_3_20_Char"><text:span text:style-name="T19">Accessing Grades and Feedback in Canvas</text:span></text:span></text:p>
      <text:p text:style-name="Normal">[Customize for your course.]</text:p>
      <text:list xml:id="list2552871172" text:style-name="L2">
        <text:list-item>
          <text:p text:style-name="P55">Let students know when they can expect their assignments to be graded, where to find specific feedback and comments from you and TA, how to see comments in Gradescope (need to select &gt; to see comments from instructor) and when the gradebook will be updated. </text:p>
        </text:list-item>
        <text:list-item>
          <text:p text:style-name="P55">If you offer feedback in advance of a submission, let students know dates for submitting to receive and apply the feedback.</text:p>
        </text:list-item>
      </text:list>
      <text:p text:style-name="List_20_Paragraph"/>
      <text:h text:style-name="Heading_20_2" text:outline-level="2">Grade Scale </text:h>
      <text:p text:style-name="Normal">According to the SDS Grading Policies, the standing of a graduate student in each course is indicated by one of the following grades: A+, A, A-; B+, B, B-; C+, C, C-; D+, D, D-; F.<text:line-break/><text:span text:style-name="Default_20_Paragraph_20_Font"><text:span text:style-name="T20">B- is the lowest satisfactory grade for graduate credit.</text:span></text:span> You will be graded according to the following markings:<text:line-break/></text:p>
      <table:table table:name="Table6" table:style-name="Table6">
        <table:table-column table:style-name="Table6.A"/>
        <table:table-column table:style-name="Table6.B"/>
        <table:table-row table:style-name="Table6.1">
          <table:table-cell table:style-name="Table6.A1" table:number-columns-spanned="2" office:value-type="string">
            <text:p text:style-name="P14">Online MSDS Grade Scale</text:p>
          </table:table-cell>
          <table:covered-table-cell/>
        </table:table-row>
        <table:table-row table:style-name="Table6.1">
          <table:table-cell table:style-name="Table6.A1" office:value-type="string">
            <text:p text:style-name="P16">Grade</text:p>
          </table:table-cell>
          <table:table-cell table:style-name="Table6.A1" office:value-type="string">
            <text:p text:style-name="P15">Range</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gt; 97</text:span></text:span></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93 - 97</text:span></text:span></text:p>
          </table:table-cell>
        </table:table-row>
        <table:table-row table:style-name="Table6.1">
          <table:table-cell table:style-name="Table6.A1" office:value-type="string">
            <text:p text:style-name="Normal"><text:span text:style-name="Default_20_Paragraph_20_Font"><text:span text:style-name="T5">A-</text:span></text:span></text:p>
          </table:table-cell>
          <table:table-cell table:style-name="Table6.A1" office:value-type="string">
            <text:p text:style-name="Normal"><text:span text:style-name="Default_20_Paragraph_20_Font"><text:span text:style-name="T5">90 - 92.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7- 89.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3 – 86.9</text:span></text:span></text:p>
          </table:table-cell>
        </table:table-row>
        <table:table-row table:style-name="Table6.1">
          <table:table-cell table:style-name="Table6.A1" office:value-type="string">
            <text:p text:style-name="Normal"><text:span text:style-name="Default_20_Paragraph_20_Font"><text:span text:style-name="T5">B-</text:span></text:span></text:p>
          </table:table-cell>
          <table:table-cell table:style-name="Table6.A1" office:value-type="string">
            <text:p text:style-name="Normal"><text:span text:style-name="Default_20_Paragraph_20_Font"><text:span text:style-name="T5">80 – 82.9 </text:span></text:span><text:span text:style-name="Default_20_Paragraph_20_Font"><text:span text:style-name="T7">Minimum passing grade</text:span></text:span></text:p>
          </table:table-cell>
        </table:table-row>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7 – 79.9</text:span></text:span></text:p>
          </table:table-cell>
        </table:table-row>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3 – 76.9</text:span></text:span></text:p>
          </table:table-cell>
        </table:table-row>
        <text:soft-page-break/>
        <table:table-row table:style-name="Table6.1">
          <table:table-cell table:style-name="Table6.A1" office:value-type="string">
            <text:p text:style-name="Normal"><text:span text:style-name="Default_20_Paragraph_20_Font"><text:span text:style-name="T5">C-</text:span></text:span></text:p>
          </table:table-cell>
          <table:table-cell table:style-name="Table6.A1" office:value-type="string">
            <text:p text:style-name="Normal"><text:span text:style-name="Default_20_Paragraph_20_Font"><text:span text:style-name="T5">70 – 72.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7 – 69.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3 – 66.9</text:span></text:span></text:p>
          </table:table-cell>
        </table:table-row>
        <table:table-row table:style-name="Table6.1">
          <table:table-cell table:style-name="Table6.A1" office:value-type="string">
            <text:p text:style-name="Normal"><text:span text:style-name="Default_20_Paragraph_20_Font"><text:span text:style-name="T5">D-</text:span></text:span></text:p>
          </table:table-cell>
          <table:table-cell table:style-name="Table6.A1" office:value-type="string">
            <text:p text:style-name="Normal"><text:span text:style-name="Default_20_Paragraph_20_Font"><text:span text:style-name="T5">60 – 62.9</text:span></text:span></text:p>
          </table:table-cell>
        </table:table-row>
        <table:table-row table:style-name="Table6.1">
          <table:table-cell table:style-name="Table6.A1" office:value-type="string">
            <text:p text:style-name="Normal"><text:span text:style-name="Default_20_Paragraph_20_Font"><text:span text:style-name="T5">F</text:span></text:span></text:p>
          </table:table-cell>
          <table:table-cell table:style-name="Table6.A1" office:value-type="string">
            <text:p text:style-name="Normal"><text:span text:style-name="Default_20_Paragraph_20_Font"><text:span text:style-name="T5">0 – 59.9</text:span></text:span></text:p>
          </table:table-cell>
        </table:table-row>
      </table:table>
      <text:p text:style-name="Normal"/>
      <text:h text:style-name="P47" text:outline-level="1">Assignments</text:h>
      <text:p text:style-name="Normal">[List in order of due date.]</text:p>
      <text:p text:style-name="Normal"/>
      <text:h text:style-name="Heading_20_2" text:outline-level="2">Assignment 1: Title</text:h>
      <text:p text:style-name="Normal">Due Date:</text:p>
      <text:p text:style-name="Normal">Description, deliverable, grading criteria, rubric, etc.</text:p>
      <text:p text:style-name="Normal"/>
      <text:h text:style-name="Heading_20_2" text:outline-level="2">Assignment 2 Title</text:h>
      <text:p text:style-name="Normal">Due Date:</text:p>
      <text:p text:style-name="Normal">Description, deliverable, grading criteria, rubric, etc.</text:p>
      <text:p text:style-name="Normal"/>
      <text:h text:style-name="Heading_20_2" text:outline-level="2">Live Coding Assignments</text:h>
      <text:p text:style-name="Normal">Due Date:</text:p>
      <text:p text:style-name="Normal">Description, deliverable, grading criteria, rubric, etc.</text:p>
      <text:p text:style-name="Normal"/>
      <text:h text:style-name="Heading_20_2" text:outline-level="2">Quizzes</text:h>
      <text:p text:style-name="Normal">Due Dates:</text:p>
      <text:p text:style-name="Normal">Description – Canvas or Gradescope, attempts, what do they cover, etc.</text:p>
      <text:p text:style-name="Normal"/>
      <text:h text:style-name="Heading_20_2" text:outline-level="2">Discussions</text:h>
      <text:p text:style-name="Normal">Due Dates:</text:p>
      <text:p text:style-name="Normal">Description – Canvas or Piazza, when to post, what to post<text:line-break/></text:p>
      <text:h text:style-name="Heading_20_2" text:outline-level="2">Notebooks</text:h>
      <text:p text:style-name="Normal">Due Dates:</text:p>
      <text:p text:style-name="Normal">Description </text:p>
      <text:p text:style-name="Normal"/>
      <text:h text:style-name="Heading_20_2" text:outline-level="2">Final Project</text:h>
      <text:p text:style-name="Normal">Due Date:</text:p>
      <text:p text:style-name="Normal">Description</text:p>
      <text:p text:style-name="Normal"/>
      <text:h text:style-name="Heading_20_1" text:outline-level="1">Course Policies</text:h>
      <text:h text:style-name="Heading_20_2" text:outline-level="2">Communication<text:line-break/></text:h>
      <text:h text:style-name="Heading_20_3" text:outline-level="3">Zoom Expectations</text:h>
      <text:p text:style-name="P17"><text:span text:style-name="Default_20_Paragraph_20_Font"><text:span text:style-name="T21">Don’t let Zoom keep you from being an active learner! </text:span></text:span></text:p>
      <text:p text:style-name="P17"><text:soft-page-break/><text:span text:style-name="Default_20_Paragraph_20_Font"><text:span text:style-name="T21"><text:s/></text:span></text:span></text:p>
      <text:p text:style-name="P17"><text:span text:style-name="Default_20_Paragraph_20_Font"><text:span text:style-name="T22">You are required to have your camera on for the duration of our live class sessions.</text:span></text:span><text:span text:style-name="Default_20_Paragraph_20_Font"><text:span text:style-name="T21"> Your virtual presence adds tremendous value to the course and program: it allows me as your instructor to gauge understanding; it helps you focus at a time when we know you are tired after working a long day; it creates connections with you and your peers.</text:span></text:span></text:p>
      <text:p text:style-name="P17"><text:span text:style-name="Default_20_Paragraph_20_Font"><text:span text:style-name="T21"><text:s/></text:span></text:span></text:p>
      <text:p text:style-name="P17"><text:span text:style-name="Default_20_Paragraph_20_Font"><text:span text:style-name="T22">You may create a background</text:span></text:span><text:span text:style-name="Default_20_Paragraph_20_Font"><text:span text:style-name="T21"> using the </text:span></text:span><text:a xlink:type="simple" xlink:href="https://web3.darden.virginia.edu/backgroundgenerator/index.html" office:target-frame-name="_top" xlink:show="replace" text:style-name="Internet_20_link" text:visited-style-name="Visited_20_Internet_20_Link"><text:span text:style-name="Hyperlink"><text:span text:style-name="T24">Zoom Virtual Background Generator</text:span></text:span></text:a><text:span text:style-name="Default_20_Paragraph_20_Font"><text:span text:style-name="T21">, though it is not required. Distractions will happen – a needy child, wandering cat, messy pile – and I understand this as a working professional myself.</text:span></text:span></text:p>
      <text:p text:style-name="P17"><text:span text:style-name="Default_20_Paragraph_20_Font"><text:span text:style-name="T21"><text:s/></text:span></text:span></text:p>
      <text:p text:style-name="P17"><text:span text:style-name="Default_20_Paragraph_20_Font"><text:span text:style-name="T22">Mute yourself unless you want to speak</text:span></text:span><text:span text:style-name="Default_20_Paragraph_20_Font"><text:span text:style-name="T21">. </text:span></text:span><text:span text:style-name="Default_20_Paragraph_20_Font"><text:span text:style-name="T22">Use the “Raise Hand” feature</text:span></text:span><text:span text:style-name="Default_20_Paragraph_20_Font"><text:span text:style-name="T21"> if you wish to speak. Your questions and comments are valuable, and I encourage you to participate often. </text:span></text:span></text:p>
      <text:p text:style-name="P18"/>
      <text:p text:style-name="Normal"><text:span text:style-name="Default_20_Paragraph_20_Font"><text:span text:style-name="T25">Set your name to what you would like to be called. </text:span></text:span><text:span text:style-name="Default_20_Paragraph_20_Font"><text:span text:style-name="T26">Update your profile with your preferred name. Be sure to log in with your UVA account. </text:span></text:span></text:p>
      <text:h text:style-name="P54" text:outline-level="3">EDITED THROUGH HERE</text:h>
      <text:h text:style-name="P52" text:outline-level="3">Recording of Live Zoom Class Sessions</text:h>
      <text:p text:style-name="Normal">Class sessions for this course will be recorded. Recordings will be available only to the instructor(s) and students enrolled in the class, including those who may miss a live session. Recordings will be deleted when no longer necessary. Recordings may not be reproduced, shared with those not enrolled in the class, or uploaded to other online environments. Students who are not comfortable with participating in a recorded discussion session should contact the instructor to request an alternate assessment activity. Students in the class are prohibited from recording of any kind unless authorization is obtained from the instructor.</text:p>
      <text:h text:style-name="Heading_20_3" text:outline-level="3"><text:line-break/>Communication and Student Response Time</text:h>
      <text:p text:style-name="P8">[Customize for your class; see example from Taylor Brown, DS 6040.]<text:span text:style-name="Default_20_Paragraph_20_Font"><text:span text:style-name="T11"> </text:span></text:span></text:p>
      <text:p text:style-name="Normal">Email or slack me whenever you want, and I will respond as soon as possible. Slack is usually the preferred mode of communication. Asking questions in front of others promotes discussion and reduces me having to repeat myself. If you don’t want to miss anything, check Slack often!<text:line-break/></text:p>
      <text:p text:style-name="Normal">Questions containing personal information should be emailed to me. Throughout our time</text:p>
      <text:p text:style-name="Normal">together, the sooner you inform me of any problem that may affect your attendance or</text:p>
      <text:p text:style-name="Normal">performance, the better the chance we have of solving it together.</text:p>
      <text:h text:style-name="Heading_20_3" text:outline-level="3"><text:line-break/>Teams or Slack </text:h>
      <text:p text:style-name="Normal">[Customize for your class, see <text:a xlink:type="simple" xlink:href="https://myuva-my.sharepoint.com/:w:/g/personal/hxa7zd_virginia_edu/ERtRWUVsQYVHoxPCW87-WZwBnQjmKmtG_eh8igP-BLXEGA?e=AHUAZU" office:target-frame-name="_top" xlink:show="replace" text:style-name="Internet_20_link" text:visited-style-name="Visited_20_Internet_20_Link"><text:span text:style-name="Hyperlink">examples</text:span></text:a>.]</text:p>
      <text:p text:style-name="Normal"/>
      <text:h text:style-name="Heading_20_3" text:outline-level="3">Canvas Email</text:h>
      <text:p text:style-name="Normal">[Customize for your class.]</text:p>
      <text:p text:style-name="Normal"><text:soft-page-break/>Be explicit about what you will use Canvas email for. How, if, and when should students use Canvas email to communicate with you?</text:p>
      <text:p text:style-name="Normal"/>
      <text:h text:style-name="Heading_20_2" text:outline-level="2">Academic Integrity: Collaboration and Cheating</text:h>
      <text:p text:style-name="Normal">[Customize for your course; see <text:a xlink:type="simple" xlink:href="https://myuva-my.sharepoint.com/:w:/g/personal/hxa7zd_virginia_edu/ERtRWUVsQYVHoxPCW87-WZwBnQjmKmtG_eh8igP-BLXEGA?e=AHUAZU" office:target-frame-name="_top" xlink:show="replace" text:style-name="Internet_20_link" text:visited-style-name="Visited_20_Internet_20_Link"><text:span text:style-name="Hyperlink">examples</text:span></text:a> or alter this example from Jon, DS 6001:]</text:p>
      <text:p text:style-name="P19">Cheating tends to happen at higher rates in introductory programming-based courses because students get frustrated when their code won’t run, because of the feeling that there is only one correct way to write the code, and because of how easy it is to copy and paste a few lines of someone else’s code. Cheating also happens at higher rates during high pressure situations, such as a course like this one that is taught on a rigid timeframe.  </text:p>
      <text:p text:style-name="P19"/>
      <text:p text:style-name="Normal"><text:span text:style-name="Default_20_Paragraph_20_Font"><text:span text:style-name="T26">Although every student is responsible for their own lab reports, you may chat and Zoom with one another to work together on labs. In that context, the line between collaboration and cheating can get a bit fuzzy. In general, the difference between collaboration and cheating comes down to intent. Cheating is trying to circumvent the learning process. Collaboration is trying to help yourself and your classmates learn the material more deeply. Use your own sense of right and wrong, but to help clarify the difference here are </text:span></text:span><text:span text:style-name="Default_20_Paragraph_20_Font"><text:span text:style-name="T25">examples of cheating</text:span></text:span><text:span text:style-name="Default_20_Paragraph_20_Font"><text:span text:style-name="T26">: </text:span></text:span></text:p>
      <text:list xml:id="list726852686" text:style-name="L3">
        <text:list-item>
          <text:p text:style-name="P56">Directly copying someone else’s text word for word, or copying text from ChatGPT </text:p>
        </text:list-item>
      </text:list>
      <text:list xml:id="list1581441031" text:style-name="L4">
        <text:list-item>
          <text:p text:style-name="P57">Sharing/showing code for the purpose of circumventing the learning process (for example, letting someone copy code because they are running up against the deadline) </text:p>
        </text:list-item>
      </text:list>
      <text:list xml:id="list1126440241" text:style-name="L5">
        <text:list-item>
          <text:p text:style-name="P58">Asking for help without doing anything to try to solve the problem first; asking someone to do the work for you </text:p>
        </text:list-item>
      </text:list>
      <text:list xml:id="list543453225" text:style-name="L6">
        <text:list-item>
          <text:p text:style-name="P59">Making your homework freely available on GitHub or another website </text:p>
        </text:list-item>
      </text:list>
      <text:list xml:id="list3002209648" text:style-name="L7">
        <text:list-item>
          <text:p text:style-name="P60">Sharing answers to reading quizzes </text:p>
        </text:list-item>
      </text:list>
      <text:p text:style-name="P19"/>
      <text:p text:style-name="P20">Here are things that are okay:</text:p>
      <text:list xml:id="list2011743451" text:style-name="L8">
        <text:list-item>
          <text:p text:style-name="P61">Two people with the same code is okay as long as one person didn’t copy-and-paste it from another person</text:p>
        </text:list-item>
      </text:list>
      <text:list xml:id="list2095280049" text:style-name="L9">
        <text:list-item>
          <text:p text:style-name="P62">Sharing/showing individual lines of code for the purpose of teaching/explaining or helping someone understand the material</text:p>
        </text:list-item>
      </text:list>
      <text:list xml:id="list1662440388" text:style-name="L10">
        <text:list-item>
          <text:p text:style-name="P63">Debugging together (this is only possible if both people have already written their own code, otherwise there’s nothing to debug)</text:p>
        </text:list-item>
      </text:list>
      <text:list xml:id="list3415184885" text:style-name="L11">
        <text:list-item>
          <text:p text:style-name="P64">Sharing strategies, external texts, blogs, and other resources for completing problems on the lab assignments<text:line-break/></text:p>
        </text:list-item>
      </text:list>
      <text:p text:style-name="Normal"><text:span text:style-name="Default_20_Paragraph_20_Font"><text:span text:style-name="T26">There are many ways in which I am limited in my ability to enforce these rules, but I ask you to promise on your honor to not to share code or quiz answers. Cheating means that you do not give yourself the opportunity to master the skills to start working with data in Python. Why rob yourself?  If you are stressed out about the intensity of the course, please message me and we can work together to get you back on track.<text:line-break/></text:span></text:span></text:p>
      <text:h text:style-name="Heading_20_2" text:outline-level="2"><text:soft-page-break/>SDS Guidelines on AI Tools and Assistance<text:line-break/></text:h>
      <text:p text:style-name="Normal">The use of generative AI tools and foundation models, (i.e. ChatGPT GPT, DALL-E, Stable Diffusion, Midjourney, GitHub Copilot, and similar tools) is permitted with the following activities in accordance with the stated guidelines at no penalty: </text:p>
      <text:list xml:id="list1470750678" text:style-name="L12">
        <text:list-item>
          <text:p text:style-name="P65">Brainstorming and refining your ideas; </text:p>
        </text:list-item>
        <text:list-item>
          <text:p text:style-name="P65">Fine tuning your research questions; </text:p>
        </text:list-item>
        <text:list-item>
          <text:p text:style-name="P65">Finding information on your topic; </text:p>
        </text:list-item>
        <text:list-item>
          <text:p text:style-name="P65">Drafting an outline to organize your thoughts; and</text:p>
        </text:list-item>
        <text:list-item>
          <text:p text:style-name="P65">Checking grammar and style. <text:line-break/></text:p>
        </text:list-item>
      </text:list>
      <text:p text:style-name="Normal">Students are responsible for </text:p>
      <text:list xml:id="list3400519001" text:style-name="L13">
        <text:list-item>
          <text:p text:style-name="P66">Acknowledging that large language models tend to produce incorrect facts and fake citations. </text:p>
        </text:list-item>
        <text:list-item>
          <text:p text:style-name="P66">Acknowledging that code generation models may produce inaccurate outputs. </text:p>
        </text:list-item>
        <text:list-item>
          <text:p text:style-name="P66">Acknowledging that image generation models can occasionally come up with highly offensive products. </text:p>
        </text:list-item>
        <text:list-item>
          <text:p text:style-name="P66">Taking responsibility for any inaccurate, biased, offensive, or otherwise unethical content submitted, regardless of the origin (i.e. student-generated or from a foundation model). </text:p>
        </text:list-item>
        <text:list-item>
          <text:p text:style-name="P66">Properly citing the contribution of the foundation model or other AI tools in submitted material. </text:p>
        </text:list-item>
        <text:list-item>
          <text:p text:style-name="P66">The entirety of any information they submit, based on an AI query or AI assistance. </text:p>
        </text:list-item>
      </text:list>
      <text:p text:style-name="Normal"/>
      <text:p text:style-name="Normal">The use of generative AI tools is NOT permitted for the following activities: </text:p>
      <text:list xml:id="list2374025193" text:style-name="L14">
        <text:list-item>
          <text:p text:style-name="P67">Impersonating students in classroom contexts, such as by using the tool to compose discussion board prompts or content entered into a Zoom chat. </text:p>
        </text:list-item>
        <text:list-item>
          <text:p text:style-name="P67">Completing group work assigned to a student, unless it is mutually agreed upon that they may utilize the tool. </text:p>
        </text:list-item>
        <text:list-item>
          <text:p text:style-name="P67">Writing a draft of a writing assignment. </text:p>
        </text:list-item>
        <text:list-item>
          <text:p text:style-name="P67">Writing entire sentences, paragraphs or papers to complete class assignments. </text:p>
        </text:list-item>
      </text:list>
      <text:p text:style-name="Normal"/>
      <text:p text:style-name="P13">Students may be penalized for</text:p>
      <text:list xml:id="list3472533589" text:style-name="L15">
        <text:list-item>
          <text:p text:style-name="P68">Using a foundation model without including an acknowledgement. </text:p>
        </text:list-item>
        <text:list-item>
          <text:p text:style-name="P68">Improperly citing the use of work by other human beings or the submission of work by other human beings as that of the student. </text:p>
        </text:list-item>
        <text:list-item>
          <text:p text:style-name="P68">Violating intellectual property laws. </text:p>
        </text:list-item>
        <text:list-item>
          <text:p text:style-name="P68">Submitting materials containing misinformation or unethical content. </text:p>
        </text:list-item>
      </text:list>
      <text:p text:style-name="Normal">The usage of AI tools must be properly cited to stay within university policies on academic honesty. Failure to adhere to these guidelines will result in a failing grade on the assignment or exam (a zero) and may be an honor code violation depending on the context (to be determined at the instructor’s discretion). Having said all these disclaimers, the use of foundation models is encouraged, as it may make it possible for you to submit assignments with higher quality, in <text:soft-page-break/>less time.<text:line-break/></text:p>
      <text:h text:style-name="Heading_20_2" text:outline-level="2">Technical Support</text:h>
      <text:p text:style-name="Normal">[Customize for your course.]</text:p>
      <text:h text:style-name="P53" text:outline-level="3">Technical Support Contacts</text:h>
      <text:list xml:id="list1760287000" text:style-name="L16">
        <text:list-item>
          <text:p text:style-name="P69"><text:span text:style-name="Default_20_Paragraph_20_Font"><text:span text:style-name="T28">Login/Password:</text:span></text:span><text:span text:style-name="Default_20_Paragraph_20_Font"><text:span text:style-name="T29"> </text:span></text:span><text:a xlink:type="simple" xlink:href="https://in.virginia.edu/helpdesk" office:target-frame-name="_top" xlink:show="replace" text:style-name="Internet_20_link" text:visited-style-name="Visited_20_Internet_20_Link"><text:span text:style-name="Hyperlink"><text:span text:style-name="T24">https://in.virginia.edu/helpdesk</text:span></text:span></text:a></text:p>
        </text:list-item>
        <text:list-item>
          <text:p text:style-name="P70">Canvas: Check the Help tab for resources</text:p>
        </text:list-item>
      </text:list>
      <text:h text:style-name="P46" text:outline-level="1"/>
      <text:h text:style-name="Heading_20_1" text:outline-level="1">School of Data Science Support and Policies</text:h>
      <text:h text:style-name="Heading_20_2" text:outline-level="2">Office of Student Affairs</text:h>
      <text:p text:style-name="Normal">The <text:a xlink:type="simple" xlink:href="https://datascience.virginia.edu/student-success/your-support-team" office:target-frame-name="_top" xlink:show="replace" text:style-name="Internet_20_link" text:visited-style-name="Visited_20_Internet_20_Link"><text:span text:style-name="Hyperlink">Office of Student Affairs</text:span></text:a> is here to support your academic journey toward success. Their office provides resources to help you be authentic, healthy, successful, and engaged. If you need support resources related to student success or personal well-being, please reach out to the Office of Student Affairs directly at <text:a xlink:type="simple" xlink:href="mailto:SDSStudentAffairs@virginia.edu" office:target-frame-name="_top" xlink:show="replace" text:style-name="Internet_20_link" text:visited-style-name="Visited_20_Internet_20_Link"><text:span text:style-name="Hyperlink">SDSStudentAffairs@virginia.edu</text:span></text:a>. </text:p>
      <text:p text:style-name="Normal"/>
      <text:p text:style-name="Normal">Please also utilize the <text:a xlink:type="simple" xlink:href="https://canvasconnect.its.virginia.edu/courses/24251~259" office:target-frame-name="_top" xlink:show="replace" text:style-name="Internet_20_link" text:visited-style-name="Visited_20_Internet_20_Link"><text:span text:style-name="Hyperlink">Student Affairs Community Portal</text:span></text:a> for resources and information about career, academic support, engagement opportunities, funding, and more.</text:p>
      <text:p text:style-name="Normal"/>
      <text:p text:style-name="P23">Peer Tutors</text:p>
      <text:p text:style-name="Normal"><text:span text:style-name="Default_20_Paragraph_20_Font"><text:span text:style-name="T23">The School of Data Science offers free, virtual, one-on-one tutoring with MSDS alumni. Our peer tutors provide personalized support tailored to your needs, whether you're struggling with a specific concept or want to deepen your understanding. They can clarify doubts, reinforce learning, and guide you toward success. </text:span></text:span><text:a xlink:type="simple" xlink:href="https://outlook.office365.com/book/SDSPeerTutors@myuva.onmicrosoft.com/" office:target-frame-name="_top" xlink:show="replace" text:style-name="Internet_20_link" text:visited-style-name="Visited_20_Internet_20_Link"><text:span text:style-name="Hyperlink"><text:span text:style-name="T30">Schedule your session at this Peer Tutoring scheduling link.</text:span></text:span></text:a><text:span text:style-name="Default_20_Paragraph_20_Font"><text:span text:style-name="T23"> </text:span></text:span></text:p>
      <text:p text:style-name="Normal"/>
      <text:h text:style-name="P50" text:outline-level="2">Online MSDS Student Advisory Board (OSAB)</text:h>
      <text:p text:style-name="Normal">Online MSDS students have a student advisory board to help them navigate their online experience and engage with peers about opportunities and concerns related to online learning at the School of Data Science. You can contact them at <text:a xlink:type="simple" xlink:href="mailto:SDS_OSAB@virginia.edu" office:target-frame-name="_top" xlink:show="replace" text:style-name="Internet_20_link" text:visited-style-name="Visited_20_Internet_20_Link"><text:span text:style-name="Hyperlink">SDS_OSAB@virginia.edu</text:span></text:a>.</text:p>
      <text:p text:style-name="Normal"/>
      <text:h text:style-name="Heading_20_2" text:outline-level="2">Career Services</text:h>
      <text:p text:style-name="Normal">The School of Data Science <text:a xlink:type="simple" xlink:href="https://datascience.virginia.edu/career-services" office:target-frame-name="_top" xlink:show="replace" text:style-name="Internet_20_link" text:visited-style-name="Visited_20_Internet_20_Link"><text:span text:style-name="Hyperlink">Career Services Team</text:span></text:a> provides a wealth of opportunities for you to learn, connect, and grow. These offerings are adapted to the needs of the cohort or the year and may take different forms as needs change. </text:p>
      <text:p text:style-name="P21"/>
      <text:p text:style-name="Normal"><text:span text:style-name="Default_20_Paragraph_20_Font"><text:span text:style-name="T27">Complete your profile and career interests, explore the Data Analytics Resource Card or make an appointment with Career Services at the School of Data Science by using your UVA Email to </text:span></text:span><text:a xlink:type="simple" xlink:href="https://virginia.joinhandshake.com/" office:target-frame-name="_top" xlink:show="replace" text:style-name="Internet_20_link" text:visited-style-name="Visited_20_Internet_20_Link"><text:span text:style-name="Hyperlink"><text:span text:style-name="T30">Login to Handshake.</text:span></text:span></text:a></text:p>
      <text:p text:style-name="P28"/>
      <text:h text:style-name="Heading_20_2" text:outline-level="2">Graduate Record</text:h>
      <text:p text:style-name="Normal">Visit the <text:a xlink:type="simple" xlink:href="https://records.ureg.virginia.edu/content.php?catoid=62&amp;navoid=5408" office:target-frame-name="_top" xlink:show="replace" text:style-name="Internet_20_link" text:visited-style-name="Visited_20_Internet_20_Link"><text:span text:style-name="Hyperlink">School of Data Science Graduate Record</text:span></text:a> for policies and information about academic regulations, academic standing, financial assistance, and grades. </text:p>
      <text:p text:style-name="P29"/>
      <text:h text:style-name="Heading_20_1" text:outline-level="1">University Policies </text:h>
      <text:h text:style-name="Heading_20_2" text:outline-level="2">University Email Policy</text:h>
      <text:p text:style-name="Normal">Students are expected to activate and then check their official UVA email addresses on a frequent and consistent basis to remain informed of University communications, as certain communications may be time sensitive. Students who fail to check their email on a regular basis are responsible for any resulting consequences. </text:p>
      <text:p text:style-name="P26"/>
      <text:h text:style-name="Heading_20_2" text:outline-level="2"><text:soft-page-break/>Academic Integrity and University of Virginia Honor System</text:h>
      <text:p text:style-name="Normal">The School of Data Science relies upon and cherishes its community of trust. We firmly endorse, uphold, and embrace the University's Honor principle that students will not lie, cheat, or steal, nor shall they tolerate those who do. We recognize that even one honor infraction can destroy an exemplary reputation that has taken years to build. Acting in a manner consistent with the principles of honor will benefit every member of the community both while enrolled in the School of Data Science and in the future. Students are expected to be familiar with the university honor code, including the section on <text:a xlink:type="simple" xlink:href="https://honor.virginia.edu/academic-fraud" office:target-frame-name="_top" xlink:show="replace" text:style-name="Internet_20_link" text:visited-style-name="Visited_20_Internet_20_Link"><text:span text:style-name="Hyperlink">academic fraud</text:span></text:a>.<text:span text:style-name="Default_20_Paragraph_20_Font"><text:span text:style-name="T31"> </text:span></text:span></text:p>
      <text:p text:style-name="P30"/>
      <text:p text:style-name="Normal"><text:span text:style-name="Default_20_Paragraph_20_Font"><text:span text:style-name="T33">All work should be pledged in the spirit of the Honor System of the University of Virginia.</text:span></text:span><text:span text:style-name="Default_20_Paragraph_20_Font"><text:span text:style-name="T13"> </text:span></text:span><text:span text:style-name="Default_20_Paragraph_20_Font"><text:span text:style-name="T33">The instructor will indicate which assignments and activities are to be done individually and which permit collaboration. Students who submit exams electronically acknowledge the Honor Pledge by agreeing to the following statement:</text:span></text:span><text:line-break/></text:p>
      <text:list xml:id="list2024575470" text:style-name="L17">
        <text:list-item>
          <text:p text:style-name="P74">“On my honor, I have neither given nor received aid on this examination, nor did I have prior knowledge of its contents.”<text:line-break/></text:p>
        </text:list-item>
      </text:list>
      <text:p text:style-name="Normal"><text:span text:style-name="Default_20_Paragraph_20_Font"><text:span text:style-name="T33">For more information, please visit </text:span></text:span><text:a xlink:type="simple" xlink:href="http://www.virginia.edu/honor/" office:target-frame-name="_top" xlink:show="replace" text:style-name="Internet_20_link" text:visited-style-name="Visited_20_Internet_20_Link"><text:span text:style-name="Default_20_Paragraph_20_Font"><text:span text:style-name="T34">http://www.virginia.edu/honor/</text:span></text:span></text:a><text:span text:style-name="Default_20_Paragraph_20_Font"><text:span text:style-name="T33">.</text:span></text:span></text:p>
      <text:p text:style-name="P30"/>
      <text:p text:style-name="Normal"><text:span text:style-name="Default_20_Paragraph_20_Font"><text:span text:style-name="T32">Course Evaluations: </text:span></text:span><text:span text:style-name="Default_20_Paragraph_20_Font"><text:span text:style-name="T33">Student feedback is critical to the school, the instructor, and future students. Students are expected to complete anonymous and confidential course evaluations in a timely manner for each course at the end of each term. </text:span></text:span></text:p>
      <text:p text:style-name="P27"/>
      <text:p text:style-name="P24">Discrimination/Harassment/Retaliation</text:p>
      <text:p text:style-name="Normal"><text:a xlink:type="simple" xlink:href="https://uvapolicy.virginia.edu/policy/HRM-009" office:target-frame-name="_top" xlink:show="replace" text:style-name="Internet_20_link" text:visited-style-name="Visited_20_Internet_20_Link"><text:span text:style-name="Hyperlink"><text:span text:style-name="T28">UVA prohibits discrimination and harassment</text:span></text:span></text:a><text:span text:style-name="Default_20_Paragraph_20_Font"><text:span text:style-name="T28"> based on age, color, disability, family medical or genetic information, gender identity or expression, marital status, military status (which includes active duty service members, reserve service members, and dependents), national or ethnic origin, political affiliation, pregnancy (including childbirth and related conditions), race, religion, sex, sexual orientation, veteran status. </text:span></text:span><text:a xlink:type="simple" xlink:href="https://uvapolicy.virginia.edu/policy/HRM-010" office:target-frame-name="_top" xlink:show="replace" text:style-name="Internet_20_link" text:visited-style-name="Visited_20_Internet_20_Link"><text:span text:style-name="Hyperlink"><text:span text:style-name="T28">UVA policy</text:span></text:span></text:a><text:span text:style-name="Default_20_Paragraph_20_Font"><text:span text:style-name="T28"> also prohibits retaliation. All faculty and TAs are also responsible employees for disclosures or reports of potential discrimination, harassment, and retaliation. </text:span></text:span></text:p>
      <text:p text:style-name="P22"/>
      <text:p text:style-name="P25">Disability and Pregnancy Accommodations</text:p>
      <text:p text:style-name="Normal"><text:span text:style-name="Default_20_Paragraph_20_Font"><text:span text:style-name="T28">If you anticipate or experience any barriers to learning in this course, please discuss your concerns with me. If you have a disability, or think you may have a disability, <text:s/>contact the Student Disability Access Center (“SDAC”) to request reasonable accommodation(s) for this course through their </text:span></text:span><text:a xlink:type="simple" xlink:href="http://www.studenthealth.virginia.edu/SDAC" office:target-frame-name="_top" xlink:show="replace" text:style-name="Internet_20_link" text:visited-style-name="Visited_20_Internet_20_Link"><text:span text:style-name="Hyperlink"><text:span text:style-name="T28">website</text:span></text:span></text:a><text:span text:style-name="Default_20_Paragraph_20_Font"><text:span text:style-name="T28">. If you have accommodations through SDAC, send me your Faculty Notification Letter as soon as possible and meet with me so we can develop an implementation plan together.<text:line-break/></text:span></text:span></text:p>
      <text:p text:style-name="Normal"><text:span text:style-name="Default_20_Paragraph_20_Font"><text:span text:style-name="T28">Students may be entitled to reasonable accommodations for pregnancy, childbirth, or related medical issues.  Please contact </text:span></text:span><text:a xlink:type="simple" xlink:href="http://www.studenthealth.virginia.edu/SDAC" office:target-frame-name="_top" xlink:show="replace" text:style-name="Internet_20_link" text:visited-style-name="Visited_20_Internet_20_Link"><text:span text:style-name="Hyperlink"><text:span text:style-name="T28">SDAC</text:span></text:span></text:a><text:span text:style-name="Default_20_Paragraph_20_Font"><text:span text:style-name="T28"> for additional information. Pregnant and parenting students are encouraged to contact SDAC or EOCR to discuss plans and ensure ongoing access </text:span></text:span><text:soft-page-break/><text:span text:style-name="Default_20_Paragraph_20_Font"><text:span text:style-name="T28">to their academic courses and program. <text:s/>Information for pregnant and parenting students is also available on EOCR’s </text:span></text:span><text:a xlink:type="simple" xlink:href="https://eocr.virginia.edu/pregnancy-and-parenting/" office:target-frame-name="_top" xlink:show="replace" text:style-name="Internet_20_link" text:visited-style-name="Visited_20_Internet_20_Link"><text:span text:style-name="Hyperlink"><text:span text:style-name="T28">Pregnancy and Parenting Resources webpage</text:span></text:span></text:a><text:span text:style-name="Default_20_Paragraph_20_Font"><text:span text:style-name="T28">.</text:span></text:span></text:p>
      <text:p text:style-name="P22"/>
      <text:h text:style-name="Heading_20_2" text:outline-level="2"><text:span text:style-name="Strong"><text:span text:style-name="T10">Student Mental Health and Wellbeing</text:span></text:span></text:h>
      <text:p text:style-name="P31"><text:span text:style-name="Default_20_Paragraph_20_Font"><text:span text:style-name="T35">The University of Virginia is committed to advancing the mental health and wellbeing of its students, while acknowledging that a variety of issues directly impacts students’ academic performance. If you or someone you know is feeling overwhelmed, depressed, and/or in need of support, contact the CAPS Care Managers at </text:span></text:span><text:a xlink:type="simple" xlink:href="mailto:CAPSCareMgrs@virginia.edu" office:target-frame-name="_top" xlink:show="replace" text:style-name="Internet_20_link" text:visited-style-name="Visited_20_Internet_20_Link"><text:span text:style-name="Hyperlink"><text:span text:style-name="T35">CAPSCareMgrs@virginia.edu</text:span></text:span></text:a>.</text:p>
      <text:p text:style-name="P31"><text:span text:style-name="Default_20_Paragraph_20_Font"><text:span text:style-name="T35">For help finding a community therapist, visit the </text:span></text:span><text:a xlink:type="simple" xlink:href="https://www.studenthealth.virginia.edu/mental-health/community-referrals" office:target-frame-name="_top" xlink:show="replace" text:style-name="Internet_20_link" text:visited-style-name="Visited_20_Internet_20_Link"><text:span text:style-name="Hyperlink"><text:span text:style-name="T35">Community Referrals page</text:span></text:span></text:a><text:span text:style-name="Default_20_Paragraph_20_Font"><text:span text:style-name="T35"> through CAPS. </text:span></text:span></text:p>
      <text:h text:style-name="Heading_20_2" text:outline-level="2">Additional Resources</text:h>
      <text:p text:style-name="P31"><text:span text:style-name="Default_20_Paragraph_20_Font"><text:span text:style-name="T35">The School of Data Science Office of Student Affairs can help find resources for students experiencing Emergency Needs. Please contact them at </text:span></text:span><text:a xlink:type="simple" xlink:href="mailto:sdsstudentaffairs@virginia.edu" office:target-frame-name="_top" xlink:show="replace" text:style-name="Internet_20_link" text:visited-style-name="Visited_20_Internet_20_Link"><text:span text:style-name="Hyperlink"><text:span text:style-name="T35">sdsstudentaffairs@virginia.edu</text:span></text:span></text:a><text:span text:style-name="Hyperlink"><text:span text:style-name="T35">.</text:span></text:span></text:p>
      <text:p text:style-name="P32"/>
      <text:p text:style-name="Normal"/>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tos" svg:font-family="Aptos" style:font-family-generic="swiss"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Franklin Gothic Book" svg:font-family="'Franklin Gothic Book'" style:font-family-generic="swiss" style:font-pitch="variable"/>
    <style:font-face style:name="Liberation Sans" svg:font-family="'Liberation Sans'" style:font-family-generic="swiss" style:font-pitch="variable"/>
    <style:font-face style:name="Lucida Grande" svg:font-family="'Lucida Grande'" style:font-family-generic="system" style:font-pitch="variable"/>
    <style:font-face style:name="Lucida Sans" svg:font-family="'Lucida Sans'" style:font-family-generic="system" style:font-pitch="variable"/>
    <style:font-face style:name="MS Gothic" svg:font-family="'MS Gothic'" style:font-family-generic="modern" style:font-pitch="fixed"/>
    <style:font-face style:name="MS Gothic1" svg:font-family="'MS Gothic'" style:font-family-generic="system" style:font-pitch="variable"/>
    <style:font-face style:name="MS Mincho" svg:font-family="'MS Mincho'" style:font-family-generic="modern" style:font-pitch="fixed"/>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t, 'Segoe UI', Helvetica, Arial, sans-serif, 'Apple Color Emoji', 'Segoe UI Emoji'" style:font-family-generic="roman" style:font-pitch="variable"/>
  </office:font-face-decls>
  <office:styles>
    <style:default-style style:family="graphic">
      <style:graphic-properties draw:stroke="solid" svg:stroke-width="0.0102in" svg:stroke-color="#4a7ebb" svg:stroke-linecap="butt" draw:fill-color="#729fcf" fo:wrap-option="wrap" draw:shadow="visible" draw:shadow-offset-x="0in" draw:shadow-offset-y="0.0252in" draw:shadow-color="#000000" draw:shadow-opacity="35%"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mbria" fo:font-size="12pt" fo:letter-spacing="normal" fo:language="en" fo:country="US" fo:font-style="normal" style:text-underline-style="none" fo:font-weight="normal" style:letter-kerning="false" fo:background-color="transparent" style:font-name-asian="MS Mincho" style:font-size-asian="12pt" style:language-asian="en" style:country-asian="US" style:font-style-asian="normal" style:font-weight-asian="normal" style:font-name-complex="Arial1"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Gothic1"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auto-update="true" style:default-outline-level="1" style:class="text">
      <style:paragraph-properties fo:keep-together="always" fo:hyphenation-ladder-count="no-limit" fo:keep-with-next="always"/>
      <style:text-properties fo:color="#232d4b" loext:opacity="100%"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auto-update="true" style:default-outline-level="2" style:class="text">
      <style:paragraph-properties fo:margin-top="0.028in" fo:margin-bottom="0in" style:contextual-spacing="false" fo:keep-together="always" fo:hyphenation-ladder-count="no-limit" fo:keep-with-next="always"/>
      <style:text-properties fo:color="#333333" loext:opacity="100%" style:font-name="Cambria" fo:font-family="Cambria" style:font-family-generic="roman" style:font-pitch="variable" fo:font-style="normal" fo:font-weight="normal" style:font-name-asian="MS Gothic" style:font-family-asian="'MS Gothic'" style:font-family-generic-asian="modern" style:font-pitch-asian="fixed" style:font-style-asian="normal" style:font-weight-asian="normal" style:font-name-complex="Cambria" style:font-family-complex="Cambria" style:font-family-generic-complex="roman" style:font-pitch-complex="variable" style:font-style-complex="normal" style:font-weight-complex="normal" fo:hyphenate="false" loext:hyphenation-no-caps="false"/>
    </style:style>
    <style:style style:name="Heading_20_3" style:display-name="Heading 3" style:family="paragraph" style:parent-style-name="Normal" style:next-style-name="Normal" style:default-outline-level="3" style:class="text">
      <style:paragraph-properties fo:margin-top="0.028in" fo:margin-bottom="0in" style:contextual-spacing="false" fo:keep-together="always" fo:hyphenation-ladder-count="no-limit" fo:keep-with-next="always"/>
      <style:text-properties fo:color="#243f60" loext:opacity="100%" style:font-name="Calibri1"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4" style:display-name="Heading 4" style:family="paragraph" style:parent-style-name="Normal" style:next-style-name="Normal" style:default-outline-level="4" style:class="text">
      <style:paragraph-properties fo:margin-top="0.028in" fo:margin-bottom="0in" style:contextual-spacing="false" fo:keep-together="always" fo:hyphenation-ladder-count="no-limit" fo:keep-with-next="always"/>
      <style:text-properties fo:color="#365f91" loext:opacity="100%" style:font-name="Calibri1"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Heading_20_5" style:display-name="Heading 5" style:family="paragraph" style:parent-style-name="Normal" style:next-style-name="Normal" style:default-outline-level="5" style:class="text">
      <style:paragraph-properties fo:margin-top="0.028in" fo:margin-bottom="0in" style:contextual-spacing="false" fo:keep-together="always" fo:hyphenation-ladder-count="no-limit" fo:keep-with-next="always"/>
      <style:text-properties fo:color="#365f91" loext:opacity="100%" style:font-name="Calibri1"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6" style:display-name="Heading 6" style:family="paragraph" style:parent-style-name="Normal" style:next-style-name="Normal" style:default-outline-level="6" style:class="text">
      <style:paragraph-properties fo:margin-top="0.028in" fo:margin-bottom="0in" style:contextual-spacing="false" fo:keep-together="always" fo:hyphenation-ladder-count="no-limit" fo:keep-with-next="always"/>
      <style:text-properties fo:color="#243f60" loext:opacity="100%" style:font-name="Calibri1"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style:style>
    <style:style style:name="Heading_20_7" style:display-name="Heading 7" style:family="paragraph" style:parent-style-name="Normal" style:next-style-name="Normal" style:default-outline-level="7" style:class="text">
      <style:paragraph-properties fo:margin-top="0.028in" fo:margin-bottom="0in" style:contextual-spacing="false" fo:keep-together="always" fo:hyphenation-ladder-count="no-limit" fo:keep-with-next="always"/>
      <style:text-properties fo:color="#243f60" loext:opacity="100%" style:font-name="Calibri1"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style:style>
    <style:style style:name="Normal" style:family="paragraph">
      <style:paragraph-properties fo:hyphenation-ladder-count="no-limit"/>
      <style:text-properties style:font-name="Calibri1" fo:font-family="Calibri" style:font-family-generic="swiss" style:font-pitch="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fo:hyphenate="false" loext:hyphenation-no-caps="false"/>
    </style:style>
    <style:style style:name="TOC_20_1" style:display-name="TOC 1" style:family="paragraph" style:parent-style-name="Normal" style:next-style-name="Normal" style:auto-update="true">
      <style:paragraph-properties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1665in" fo:margin-right="0in" fo:hyphenation-ladder-count="no-limit" fo:text-indent="0in"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3335in" fo:margin-right="0in" fo:hyphenation-ladder-count="no-limit" fo:text-indent="0in" style:auto-text-indent="false">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0.5in" fo:margin-right="0in" fo:hyphenation-ladder-count="no-limit" fo:text-indent="0in" style:auto-text-indent="false">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0.6665in" fo:margin-right="0in" fo:hyphenation-ladder-count="no-limit" fo:text-indent="0in" style:auto-text-indent="false">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0.8335in" fo:margin-right="0in" fo:hyphenation-ladder-count="no-limit" fo:text-indent="0in" style:auto-text-indent="false">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1in" fo:margin-right="0in" fo:hyphenation-ladder-count="no-limit" fo:text-indent="0in" style:auto-text-indent="false">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1.1665in" fo:margin-right="0in" fo:hyphenation-ladder-count="no-limit" fo:text-indent="0in" style:auto-text-indent="false">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1.3335in" fo:margin-right="0in" fo:hyphenation-ladder-count="no-limit" fo:text-indent="0in" style:auto-text-indent="false">
        <style:tab-stops/>
      </style:paragraph-properties>
      <style:text-properties fo:hyphenate="false" loext:hyphenation-no-caps="false"/>
    </style:style>
    <style:style style:name="Body_20_Text" style:display-name="Body Text" style:family="paragraph" style:parent-style-name="Normal">
      <style:paragraph-properties fo:margin-top="0.139in" fo:margin-bottom="0in" style:contextual-spacing="false" fo:line-height="125%" fo:hyphenation-ladder-count="no-limit"/>
      <style:text-properties fo:font-size="11pt" style:font-size-asian="11pt" style:font-size-complex="11pt" fo:hyphenate="false" loext:hyphenation-no-caps="false"/>
    </style:style>
    <style:style style:name="Address" style:family="paragraph" style:parent-style-name="Normal">
      <style:paragraph-properties fo:line-height="125%" fo:hyphenation-ladder-count="no-limit"/>
      <style:text-properties fo:font-size="9pt" style:font-size-asian="9pt" style:font-size-complex="11pt" fo:hyphenate="false" loext:hyphenation-no-caps="false"/>
    </style:style>
    <style:style style:name="Date_20_and_20_Recipient" style:display-name="Date and Recipient" style:family="paragraph" style:parent-style-name="Normal">
      <style:paragraph-properties fo:margin-top="0.278in" fo:margin-bottom="0in" style:contextual-spacing="false" fo:line-height="125%" fo:hyphenation-ladder-count="no-limit"/>
      <style:text-properties fo:color="#404040" loext:opacity="100%" fo:font-size="11pt" style:font-size-asian="11pt" style:font-size-complex="11pt" fo:hyphenate="false" loext:hyphenation-no-caps="false"/>
    </style:style>
    <style:style style:name="Signature" style:family="paragraph" style:parent-style-name="Normal" style:class="text">
      <style:paragraph-properties fo:margin-top="0.4165in" fo:margin-bottom="0in" style:contextual-spacing="false" fo:line-height="125%" fo:hyphenation-ladder-count="no-limit"/>
      <style:text-properties fo:color="#404040" loext:opacity="100%" fo:font-size="11pt" style:font-size-asian="11pt" style:font-size-complex="11pt" fo:hyphenate="false" loext:hyphenation-no-caps="false"/>
    </style:style>
    <style:style style:name="Endnote_20_Text" style:display-name="Endnote Text" style:family="paragraph" style:parent-style-name="Normal">
      <style:paragraph-properties fo:hyphenation-ladder-count="no-limit"/>
      <style:text-properties fo:hyphenate="false" loext:hyphenation-no-caps="false"/>
    </style:style>
    <style:style style:name="Title" style:family="paragraph" style:parent-style-name="Normal" style:next-style-name="Normal" style:class="chapter">
      <style:paragraph-properties fo:hyphenation-ladder-count="no-limit"/>
      <style:text-properties style:font-name="Calibri1" fo:font-family="Calibri" style:font-family-generic="swiss" style:font-pitch="variable" fo:font-size="16pt" fo:letter-spacing="-0.0071in" style:letter-kerning="true"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28pt"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No_20_Spacing" style:display-name="No Spacing" style:family="paragraph">
      <style:paragraph-properties fo:hyphenation-ladder-count="no-limit"/>
      <style:text-properties style:font-name="Franklin Gothic Book" fo:font-family="'Franklin Gothic Book'" style:font-family-generic="swiss" style:font-pitch="variable" fo:hyphenate="false" loext:hyphenation-no-caps="false"/>
    </style:style>
    <style:style style:name="Normal_20__28_Web_29_" style:display-name="Normal (Web)" style:family="paragraph" style:parent-style-name="Normal">
      <style:paragraph-properties fo:margin-top="0.0693in" fo:margin-bottom="0.0693in" style:contextual-spacing="false" fo:hyphenation-ladder-count="no-limit"/>
      <style:text-properties fo:font-size="11pt" style:font-name-asian="Cambria" style:font-family-asian="Cambria" style:font-family-generic-asian="roman" style:font-pitch-asian="variable" style:font-size-asian="11pt" style:font-name-complex="Calibri1" style:font-family-complex="Calibri" style:font-family-generic-complex="swiss" style:font-pitch-complex="variable" style:font-size-complex="11pt" fo:hyphenate="false" loext:hyphenation-no-caps="false"/>
    </style:style>
    <style:style style:name="Revision" style:family="paragraph">
      <style:paragraph-properties fo:hyphenation-ladder-count="no-limit"/>
      <style:text-properties style:font-name="Calibri1" fo:font-family="Calibri" style:font-family-generic="swiss" style:font-pitch="variable"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1665in" fo:margin-bottom="0in" style:contextual-spacing="false" fo:line-height="107%" fo:hyphenation-ladder-count="no-limit"/>
      <style:text-properties fo:color="#365f91" loext:opacity="100%" style:font-name="Calibri1" fo:font-family="Calibri" style:font-family-generic="swiss" style:font-pitch="variable" fo:font-size="16pt" style:font-size-asian="16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LO-normal" style:family="paragraph">
      <style:paragraph-properties fo:margin-top="0in" fo:margin-bottom="0in"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style:style>
    <style:style style:name="Body_20_Text_20_Char" style:display-name="Body Text Char" style:family="text" style:parent-style-name="Default_20_Paragraph_20_Font">
      <style:text-properties fo:font-size="11pt" style:font-size-asian="11pt" style:font-size-complex="11pt"/>
    </style:style>
    <style:style style:name="Signature_20_Char" style:display-name="Signature Char" style:family="text" style:parent-style-name="Default_20_Paragraph_20_Font">
      <style:text-properties fo:color="#404040" loext:opacity="100%" fo:font-size="11pt" style:font-size-asian="11pt" style:font-size-complex="11pt"/>
    </style:style>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text-properties style:text-position="super 67%"/>
    </style:style>
    <style:style style:name="Title_20_Char" style:display-name="Title Char" style:family="text" style:parent-style-name="Default_20_Paragraph_20_Font">
      <style:text-properties style:font-name="Calibri1" fo:font-family="Calibri" style:font-family-generic="swiss" style:font-pitch="variable" fo:font-size="16pt" fo:letter-spacing="-0.0071in" style:letter-kerning="true" style:font-name-asian="MS Gothic" style:font-family-asian="'MS Gothic'" style:font-family-generic-asian="modern" style:font-pitch-asian="fixed" style:font-size-asian="16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32d4b" loext:opacity="100%" style:font-name="Calibri1" fo:font-family="Calibri" style:font-family-generic="swiss" style:font-pitch="variable" fo:font-size="14pt" style:font-name-asian="MS Gothic" style:font-family-asian="'MS Gothic'" style:font-family-generic-asian="modern" style:font-pitch-asian="fixed" style:font-size-asian="14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333333" loext:opacity="100%" fo:font-weight="bold" style:font-name-asian="MS Gothic" style:font-family-asian="'MS Gothic'" style:font-family-generic-asian="modern" style:font-pitch-asian="fixed" style:font-weight-asian="bold" style:font-name-complex="Cambria" style:font-family-complex="Cambria" style:font-family-generic-complex="roman" style:font-pitch-complex="variable"/>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Franklin Gothic Book" fo:font-family="'Franklin Gothic Book'" style:font-family-generic="swiss" style:font-pitch="variable" fo:font-size="10pt" style:font-size-asian="10pt" style:font-size-complex="10pt"/>
    </style:style>
    <style:style style:name="Comment_20_Subject_20_Char" style:display-name="Comment Subject Char" style:family="text" style:parent-style-name="Comment_20_Text_20_Char">
      <style:text-properties style:font-name="Franklin Gothic Book" fo:font-family="'Franklin Gothic Book'" style:font-family-generic="swiss" style:font-pitch="variable" fo:font-size="10pt" fo:font-weight="bold" style:font-size-asian="10pt" style:font-weight-asian="bold" style:font-size-complex="10pt" style:font-weight-complex="bold"/>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243f60" loext:opacity="100%" style:font-name="Calibri1"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Strong" style:family="text" style:parent-style-name="Default_20_Paragraph_20_Font">
      <style:text-properties fo:font-weight="bold" style:font-weight-asian="bold" style:font-weight-complex="bold"/>
    </style:style>
    <style:style style:name="Heading_20_4_20_Char" style:display-name="Heading 4 Char" style:family="text" style:parent-style-name="Default_20_Paragraph_20_Font">
      <style:text-properties fo:color="#365f91" loext:opacity="100%" style:font-name="Calibri1"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365f91" loext:opacity="100%" style:font-name="Calibri1"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loext:opacity="100%" style:font-name="Calibri1" fo:font-family="Calibri"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style:style>
    <style:style style:name="Heading_20_7_20_Char" style:display-name="Heading 7 Char" style:family="text" style:parent-style-name="Default_20_Paragraph_20_Font">
      <style:text-properties fo:color="#243f60" loext:opacity="100%" style:font-name="Calibri1" fo:font-family="Calibri"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style:style>
    <style:style style:name="FollowedHyper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Mention" style:family="text" style:parent-style-name="Default_20_Paragraph_20_Font">
      <style:text-properties fo:color="#2b579a" loext:opacity="100%" fo:background-color="#e1dfd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style>
    <style:style style:name="WW_5f_CharLFO17LVL2" style:display-name="WW_CharLFO17LVL2" style:family="text">
      <style:text-properties style:font-name="Courier New" fo:font-family="'Courier New'" style:font-family-generic="modern" style:font-pitch="fixed" fo:font-size="10pt" style:font-size-asian="10pt"/>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Reference"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5in" fo:margin-left="0in" table:align="left"/>
    </style:style>
    <style:style style:name="Table1.A" style:family="table-column">
      <style:table-column-properties style:column-width="2.2465in"/>
    </style:style>
    <style:style style:name="Table1.B" style:family="table-column">
      <style:table-column-properties style:column-width="2.3125in"/>
    </style:style>
    <style:style style:name="Table1.C" style:family="table-column">
      <style:table-column-properties style:column-width="1.941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5in" fo:margin-left="0in" table:align="left"/>
    </style:style>
    <style:style style:name="Table2.A" style:family="table-column">
      <style:table-column-properties style:column-width="2.1667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style:tab-stops>
          <style:tab-stop style:position="0.6756in"/>
          <style:tab-stop style:position="0.898in"/>
        </style:tab-stops>
      </style:paragraph-properties>
    </style:style>
    <style:style style:name="MP2" style:family="paragraph" style:parent-style-name="Footer">
      <style:paragraph-properties fo:text-align="center" style:justify-single-word="false">
        <style:tab-stops>
          <style:tab-stop style:position="5.052in"/>
        </style:tab-stops>
      </style:paragraph-properties>
    </style:style>
    <style:style style:name="MP3" style:family="paragraph" style:parent-style-name="Header">
      <style:paragraph-properties fo:text-align="center" style:justify-single-word="false"/>
    </style:style>
    <style:style style:name="MP4" style:family="paragraph" style:parent-style-name="Header">
      <style:paragraph-properties fo:margin-left="-0.0799in" fo:margin-right="0in" fo:text-indent="0in" style:auto-text-indent="false">
        <style:tab-stops>
          <style:tab-stop style:position="3.0799in" style:type="center"/>
          <style:tab-stop style:position="6.0799in" style:type="right"/>
        </style:tab-stops>
      </style:paragraph-properties>
    </style:style>
    <style:style style:name="MP5" style:family="paragraph" style:parent-style-name="Header">
      <style:paragraph-properties fo:margin-left="0in" fo:margin-right="-0.0799in" fo:text-align="end" style:justify-single-word="false" fo:text-indent="0in" style:auto-text-indent="false"/>
    </style:style>
    <style:style style:name="MT1" style:family="text">
      <style:text-properties style:font-name="Aptos"/>
    </style:style>
    <style:style style:name="MT2" style:family="text">
      <style:text-properties fo:font-size="9pt" style:font-size-asian="9pt" style:font-size-complex="9pt"/>
    </style:style>
    <style:style style:name="MT3" style:family="text">
      <style:text-properties fo:font-size="9pt" officeooo:rsid="001ff2e5" style:font-size-asian="9pt" style:font-size-complex="9pt"/>
    </style:style>
    <style:style style:name="MT4" style:family="text">
      <style:text-properties fo:font-size="11pt" style:font-size-asian="11pt" style:font-size-complex="11pt"/>
    </style:style>
    <style:style style:name="MT5" style:family="text">
      <style:text-properties fo:font-size="10pt" style:font-size-asian="10pt" style:font-size-complex="10pt"/>
    </style:style>
    <style:style style:name="MT6" style:family="text">
      <style:text-properties fo:font-size="10pt" officeooo:rsid="001ff2e5" style:font-size-asian="10pt" style:font-size-complex="10pt"/>
    </style:style>
    <style:style style:name="MT7" style:family="text">
      <style:text-properties fo:font-size="9pt" officeooo:rsid="007bc086" style:font-size-asian="9pt"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2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8in" fo:margin-left="0in" fo:margin-right="0in" fo:margin-top="0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4"><text:span text:style-name="Default_20_Paragraph_20_Font"><text:span text:style-name="MT2">Course Name: </text:span></text:span><text:span text:style-name="Default_20_Paragraph_20_Font"><text:span text:style-name="MT3">Applied RL</text:span></text:span><text:span text:style-name="Default_20_Paragraph_20_Font"><text:span text:style-name="MT4"><text:line-break/></text:span></text:span><text:span text:style-name="Default_20_Paragraph_20_Font"><text:span text:style-name="MT2">Instructor Name:</text:span></text:span><text:span text:style-name="Default_20_Paragraph_20_Font"><text:span text:style-name="MT5"> </text:span></text:span><text:span text:style-name="Default_20_Paragraph_20_Font"><text:span text:style-name="MT6">Adam Tashman</text:span></text:span></text:p>
              <text:p text:style-name="MP4"><text:span text:style-name="Default_20_Paragraph_20_Font"><text:span text:style-name="MT2">Last Updated: </text:span></text:span><text:span text:style-name="Default_20_Paragraph_20_Font"><text:span text:style-name="MT3">May 2</text:span></text:span><text:span text:style-name="Default_20_Paragraph_20_Font"><text:span text:style-name="MT7">8</text:span></text:span><text:span text:style-name="Default_20_Paragraph_20_Font"><text:span text:style-name="MT3">, 2025</text:span></text:span></text:p>
            </table:table-cell>
            <table:table-cell table:style-name="Table1.A1" office:value-type="string">
              <text:p text:style-name="MP3"><text:span text:style-name="Default_20_Paragraph_20_Font"><text:span text:style-name="MT1"><draw:frame draw:style-name="Mfr1" draw:name="Picture 1925104375" text:anchor-type="as-char" svg:y="0in" svg:width="2.0811in" style:rel-width="scale" svg:height="0.4201in" style:rel-height="scale" draw:z-index="11"><draw:image xlink:href="Pictures/1000000100000369000000B16F6BD090F0A27A7B.png" xlink:type="simple" xlink:show="embed" xlink:actuate="onLoad" draw:mime-type="image/png"/></draw:frame></text:span></text:span></text:p>
            </table:table-cell>
            <table:table-cell table:style-name="Table1.A1" office:value-type="string">
              <text:p text:style-name="MP5"><text:span text:style-name="Default_20_Paragraph_20_Font"><text:span text:style-name="MT5"><text:page-number text:select-page="current">13</text:page-number></text:span></text:span></text:p>
            </table:table-cell>
          </table:table-row>
        </table:table>
        <text:p text:style-name="MP2"/>
      </style:footer>
    </style:master-page>
    <style:master-page style:name="MPF0" style:page-layout-name="Mpm2" draw:style-name="Mdp1" style:next-style-name="MP0">
      <style:header>
        <text:p text:style-name="MP3"><text:span text:style-name="Default_20_Paragraph_20_Font"><text:span text:style-name="MT1"><draw:frame draw:style-name="Mfr1" draw:name="Picture 1" text:anchor-type="as-char" svg:y="0in" svg:width="3.9689in" style:rel-width="scale" svg:height="0.802in" style:rel-height="scale" draw:z-index="12"><draw:image xlink:href="Pictures/1000000100000369000000B16F6BD090F0A27A7B.png" xlink:type="simple" xlink:show="embed" xlink:actuate="onLoad" draw:mime-type="image/png"/></draw:frame></text:span></text:span></text:p>
      </style:header>
      <style:footer>
        <table:table table:name="Table2" table:style-name="Table2">
          <table:table-column table:style-name="Table2.A" table:number-columns-repeated="3"/>
          <table:table-row table:style-name="Table2.1">
            <table:table-cell table:style-name="Table2.A1" office:value-type="string">
              <text:p text:style-name="MP4"/>
            </table:table-cell>
            <table:table-cell table:style-name="Table2.A1" office:value-type="string">
              <text:p text:style-name="MP3"/>
            </table:table-cell>
            <table:table-cell table:style-name="Table2.A1" office:value-type="string">
              <text:p text:style-name="MP5"/>
            </table:table-cell>
          </table:table-row>
        </table:table>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dc:title/>
    <dc:subject/>
    <meta:initial-creator/>
    <dc:creator>Adam Tashman</dc:creator>
    <meta:creation-date>2025-05-12T13:14:00Z</meta:creation-date>
    <dc:date>2025-05-28T10:25:16.034000000</dc:date>
    <meta:print-date>2016-10-11T19:34:00Z</meta:print-date>
    <meta:editing-cycles>1442</meta:editing-cycles>
    <meta:editing-duration>PT7H35M58S</meta:editing-duration>
    <meta:document-statistic meta:table-count="5" meta:image-count="2" meta:object-count="0" meta:page-count="13" meta:paragraph-count="262" meta:word-count="3510" meta:character-count="22306" meta:non-whitespace-character-count="18965"/>
    <meta:user-defined meta:name="ContentTypeId">0x0101001C7525B72C34C84EA90022EE591DCF03</meta:user-defined>
    <meta:user-defined meta:name="MediaServiceImageTags"/>
    <meta:template xlink:type="simple" xlink:actuate="onRequest" xlink:title="" xlink:href="Normal.dotm"/>
  </office:meta>
</office:document-meta>
</file>